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.289cm" fo:margin-right="0cm" fo:margin-top="0.002cm" fo:margin-bottom="0cm" style:contextual-spacing="false" fo:line-height="98%" fo:text-indent="0cm" style:auto-text-indent="false"/>
      <style:text-properties style:font-name="Liberation Serif" officeooo:paragraph-rsid="0020288a"/>
    </style:style>
    <style:style style:name="P2" style:family="paragraph" style:parent-style-name="Standard">
      <style:text-properties style:font-name="Liberation Serif" officeooo:rsid="001bd329" officeooo:paragraph-rsid="001bd329"/>
    </style:style>
    <style:style style:name="P3" style:family="paragraph" style:parent-style-name="Standard">
      <style:text-properties style:font-name="Liberation Serif" officeooo:paragraph-rsid="001bd329"/>
    </style:style>
    <style:style style:name="P4" style:family="paragraph" style:parent-style-name="Standard">
      <style:text-properties style:font-name="Liberation Serif" fo:font-size="60pt" style:text-underline-style="solid" style:text-underline-width="auto" style:text-underline-color="font-color" officeooo:rsid="0021cd9e" officeooo:paragraph-rsid="0021cd9e" style:font-size-asian="60pt" style:font-size-complex="60pt"/>
    </style:style>
    <style:style style:name="P5" style:family="paragraph" style:parent-style-name="Standard">
      <style:paragraph-properties fo:margin-left="0.289cm" fo:margin-right="0cm" fo:text-indent="0cm" style:auto-text-indent="false"/>
      <style:text-properties style:font-name="Liberation Serif" officeooo:paragraph-rsid="0020288a"/>
    </style:style>
    <style:style style:name="P6" style:family="paragraph" style:parent-style-name="Text_20_body">
      <style:paragraph-properties fo:margin-left="0.289cm" fo:margin-right="0cm" fo:margin-top="0.402cm" fo:margin-bottom="0cm" style:contextual-spacing="false" fo:text-indent="0cm" style:auto-text-indent="false"/>
      <style:text-properties style:font-name="Liberation Serif" officeooo:paragraph-rsid="0020288a"/>
    </style:style>
    <style:style style:name="P7" style:family="paragraph" style:parent-style-name="Text_20_body">
      <style:paragraph-properties fo:margin-top="0.116cm" fo:margin-bottom="0cm" style:contextual-spacing="false"/>
      <style:text-properties style:font-name="Liberation Serif" officeooo:paragraph-rsid="0020288a"/>
    </style:style>
    <style:style style:name="P8" style:family="paragraph" style:parent-style-name="Text_20_body">
      <style:paragraph-properties fo:margin-top="0.399cm" fo:margin-bottom="0cm" style:contextual-spacing="false"/>
      <style:text-properties style:font-name="Liberation Serif" officeooo:paragraph-rsid="0020288a"/>
    </style:style>
    <style:style style:name="P9" style:family="paragraph" style:parent-style-name="Text_20_body">
      <style:paragraph-properties fo:margin-top="0cm" fo:margin-bottom="0cm" style:contextual-spacing="false"/>
      <style:text-properties style:font-name="Liberation Serif" officeooo:paragraph-rsid="0020288a"/>
    </style:style>
    <style:style style:name="P10" style:family="paragraph" style:parent-style-name="Text_20_body">
      <style:paragraph-properties fo:margin-top="0.238cm" fo:margin-bottom="0cm" style:contextual-spacing="false"/>
      <style:text-properties style:font-name="Liberation Serif" fo:font-size="17pt" fo:font-weight="bold" officeooo:paragraph-rsid="0020288a" style:font-size-asian="17pt" style:font-weight-asian="bold"/>
    </style:style>
    <style:style style:name="P11" style:family="paragraph" style:parent-style-name="Text_20_body">
      <style:paragraph-properties fo:margin-top="0.397cm" fo:margin-bottom="0cm" style:contextual-spacing="false"/>
      <style:text-properties style:font-name="Liberation Serif" fo:font-style="normal" officeooo:paragraph-rsid="0020288a" style:font-style-asian="normal" style:font-style-complex="normal"/>
    </style:style>
    <style:style style:name="P12" style:family="paragraph" style:parent-style-name="Text_20_body">
      <style:paragraph-properties fo:margin-left="0.104cm" fo:margin-right="0cm" fo:margin-top="0.376cm" fo:margin-bottom="0cm" style:contextual-spacing="false" fo:text-align="start" style:justify-single-word="false" fo:text-indent="0cm" style:auto-text-indent="false">
        <style:tab-stops>
          <style:tab-stop style:position="1.923cm"/>
          <style:tab-stop style:position="2.554cm"/>
          <style:tab-stop style:position="4.971cm"/>
          <style:tab-stop style:position="6.583cm"/>
          <style:tab-stop style:position="7.214cm"/>
        </style:tab-stops>
      </style:paragraph-properties>
      <style:text-properties style:font-name="Liberation Serif" fo:font-style="normal" officeooo:rsid="0021e906" officeooo:paragraph-rsid="0021e906" style:font-style-asian="normal" style:font-style-complex="normal"/>
    </style:style>
    <style:style style:name="P13" style:family="paragraph" style:parent-style-name="Text_20_body">
      <style:paragraph-properties fo:margin-left="0.104cm" fo:margin-right="0cm" fo:line-height="0.51cm" fo:text-align="start" style:justify-single-word="false" fo:text-indent="0cm" style:auto-text-indent="false">
        <style:tab-stops>
          <style:tab-stop style:position="1.716cm"/>
          <style:tab-stop style:position="2.348cm"/>
          <style:tab-stop style:position="4.352cm"/>
          <style:tab-stop style:position="5.964cm"/>
          <style:tab-stop style:position="6.595cm"/>
        </style:tab-stops>
      </style:paragraph-properties>
      <style:text-properties style:text-position="0% 100%" style:font-name="Liberation Serif" fo:font-style="normal" officeooo:rsid="0021e906" officeooo:paragraph-rsid="0021e906" style:font-style-asian="normal" style:font-style-complex="normal"/>
    </style:style>
    <style:style style:name="P14" style:family="paragraph" style:parent-style-name="Text_20_body">
      <style:paragraph-properties fo:margin-left="0.104cm" fo:margin-right="0cm" fo:line-height="0.51cm" fo:text-align="center" style:justify-single-word="false" fo:text-indent="0cm" style:auto-text-indent="false">
        <style:tab-stops>
          <style:tab-stop style:position="1.716cm"/>
          <style:tab-stop style:position="2.348cm"/>
          <style:tab-stop style:position="4.352cm"/>
          <style:tab-stop style:position="5.964cm"/>
          <style:tab-stop style:position="6.595cm"/>
        </style:tab-stops>
      </style:paragraph-properties>
      <style:text-properties style:font-name="Liberation Serif" officeooo:paragraph-rsid="0020288a"/>
    </style:style>
    <style:style style:name="P15" style:family="paragraph" style:parent-style-name="Text_20_body">
      <style:paragraph-properties fo:margin-left="0.104cm" fo:margin-right="0cm" fo:margin-top="0.376cm" fo:margin-bottom="0cm" style:contextual-spacing="false" fo:text-align="center" style:justify-single-word="false" fo:text-indent="0cm" style:auto-text-indent="false">
        <style:tab-stops>
          <style:tab-stop style:position="1.923cm"/>
          <style:tab-stop style:position="2.554cm"/>
          <style:tab-stop style:position="4.971cm"/>
          <style:tab-stop style:position="6.583cm"/>
          <style:tab-stop style:position="7.214cm"/>
        </style:tab-stops>
      </style:paragraph-properties>
      <style:text-properties style:font-name="Liberation Serif" officeooo:paragraph-rsid="0020288a"/>
    </style:style>
    <style:style style:name="P16" style:family="paragraph" style:parent-style-name="Text_20_body">
      <style:paragraph-properties fo:margin-left="0.104cm" fo:margin-right="0cm" fo:margin-top="0.376cm" fo:margin-bottom="0cm" style:contextual-spacing="false" fo:text-align="start" style:justify-single-word="false" fo:text-indent="0cm" style:auto-text-indent="false">
        <style:tab-stops>
          <style:tab-stop style:position="1.923cm"/>
          <style:tab-stop style:position="2.554cm"/>
          <style:tab-stop style:position="4.971cm"/>
          <style:tab-stop style:position="6.583cm"/>
          <style:tab-stop style:position="7.214cm"/>
        </style:tab-stops>
      </style:paragraph-properties>
      <style:text-properties style:font-name="Liberation Serif" fo:font-style="normal" officeooo:rsid="0021e906" officeooo:paragraph-rsid="0021e906" style:font-style-asian="normal" style:font-style-complex="normal"/>
    </style:style>
    <style:style style:name="P17" style:family="paragraph" style:parent-style-name="Text_20_body">
      <style:paragraph-properties fo:margin-top="0.333cm" fo:margin-bottom="0cm" style:contextual-spacing="false"/>
      <style:text-properties style:font-name="Liberation Serif" fo:font-style="italic" officeooo:paragraph-rsid="0020288a" style:font-style-asian="italic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Liberation Serif" style:text-underline-style="none" officeooo:rsid="0021e906" officeooo:paragraph-rsid="0020288a"/>
    </style:style>
    <style:style style:name="P19" style:family="paragraph" style:parent-style-name="Text_20_body">
      <style:paragraph-properties fo:margin-left="0.104cm" fo:margin-right="0cm" fo:line-height="0.51cm" fo:text-align="start" style:justify-single-word="false" fo:text-indent="0cm" style:auto-text-indent="false">
        <style:tab-stops>
          <style:tab-stop style:position="1.716cm"/>
          <style:tab-stop style:position="2.348cm"/>
          <style:tab-stop style:position="4.352cm"/>
          <style:tab-stop style:position="5.964cm"/>
          <style:tab-stop style:position="6.595cm"/>
        </style:tab-stops>
      </style:paragraph-properties>
      <style:text-properties style:text-position="0% 100%" style:font-name="Liberation Serif" fo:font-style="normal" officeooo:rsid="0021e906" officeooo:paragraph-rsid="0021e906" style:font-style-asian="normal" style:font-style-complex="normal"/>
    </style:style>
    <style:style style:name="P20" style:family="paragraph" style:parent-style-name="Title" style:master-page-name="Standard">
      <style:paragraph-properties style:page-number="auto"/>
      <style:text-properties style:font-name="Liberation Serif" officeooo:paragraph-rsid="0020288a"/>
    </style:style>
    <style:style style:name="P21" style:family="paragraph" style:parent-style-name="Standard" style:master-page-name="First_20_Page">
      <style:paragraph-properties style:page-number="auto"/>
      <style:text-properties style:font-name="Liberation Serif" officeooo:rsid="001bd329" officeooo:paragraph-rsid="001bd329"/>
    </style:style>
    <style:style style:name="P22" style:family="paragraph" style:parent-style-name="Standard">
      <style:text-properties style:font-name="Liberation Serif" fo:font-size="12pt" style:text-underline-style="none" officeooo:rsid="001bd329" officeooo:paragraph-rsid="001bd329" style:font-size-asian="12pt" style:font-size-complex="12pt"/>
    </style:style>
    <style:style style:name="P23" style:family="paragraph" style:parent-style-name="Standard">
      <style:paragraph-properties fo:margin-top="0.333cm" fo:margin-bottom="0cm" style:contextual-spacing="false"/>
      <style:text-properties style:font-name="Liberation Serif" fo:font-style="italic" officeooo:paragraph-rsid="0021e906" style:font-style-asian="italic"/>
    </style:style>
    <style:style style:name="P24" style:family="paragraph" style:parent-style-name="Table_20_Paragraph">
      <style:paragraph-properties fo:margin-left="0.138cm" fo:margin-right="0cm" fo:margin-top="0.002cm" fo:margin-bottom="0cm" style:contextual-spacing="false" fo:text-align="start" style:justify-single-word="false" fo:orphans="0" fo:widows="0" fo:text-indent="0cm" style:auto-text-indent="false"/>
      <style:text-properties style:font-name="Liberation Serif" officeooo:paragraph-rsid="0021e906" style:letter-kerning="false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left="0.088cm" fo:margin-right="-0.713cm" fo:margin-top="0.002cm" fo:margin-bottom="0cm" style:contextual-spacing="false" fo:text-align="start" style:justify-single-word="false" fo:orphans="0" fo:widows="0" fo:text-indent="0cm" style:auto-text-indent="false"/>
      <style:text-properties style:font-name="Liberation Serif" officeooo:paragraph-rsid="0021e906" style:letter-kerning="false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088cm" fo:margin-right="-0.813cm" fo:margin-top="0.296cm" fo:margin-bottom="0cm" style:contextual-spacing="false" fo:text-align="start" style:justify-single-word="false" fo:orphans="0" fo:widows="0" fo:text-indent="0cm" style:auto-text-indent="false"/>
      <style:text-properties style:font-name="Liberation Serif" officeooo:paragraph-rsid="0021e906" style:letter-kerning="false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left="0.226cm" fo:margin-right="0cm" fo:margin-top="0.296cm" fo:margin-bottom="0cm" style:contextual-spacing="false" fo:text-align="start" style:justify-single-word="false" fo:orphans="0" fo:widows="0" fo:text-indent="0cm" style:auto-text-indent="false"/>
      <style:text-properties style:font-name="Liberation Serif" officeooo:paragraph-rsid="0021e906" style:letter-kerning="false" style:language-asian="en" style:country-asian="US" style:font-size-complex="11pt" style:language-complex="ar" style:country-complex="SA"/>
    </style:style>
    <style:style style:name="P28" style:family="paragraph" style:parent-style-name="Table_20_Paragraph">
      <style:paragraph-properties fo:margin-left="0.088cm" fo:margin-right="0cm" fo:margin-top="0.093cm" fo:margin-bottom="0cm" style:contextual-spacing="false" fo:line-height="0.455cm" fo:text-align="start" style:justify-single-word="false" fo:orphans="0" fo:widows="0" fo:text-indent="0cm" style:auto-text-indent="false"/>
      <style:text-properties style:font-name="Liberation Serif" officeooo:paragraph-rsid="0021e906" style:letter-kerning="false" style:language-asian="en" style:country-asian="US" style:font-size-complex="11pt" style:language-complex="ar" style:country-complex="SA"/>
    </style:style>
    <style:style style:name="P29" style:family="paragraph" style:parent-style-name="Table_20_Paragraph">
      <style:paragraph-properties fo:margin-left="0.226cm" fo:margin-right="0cm" fo:margin-top="0.095cm" fo:margin-bottom="0cm" style:contextual-spacing="false" fo:text-align="start" style:justify-single-word="false" fo:orphans="0" fo:widows="0" fo:text-indent="0cm" style:auto-text-indent="false"/>
      <style:text-properties style:text-position="0% 100%" style:font-name="Liberation Serif" officeooo:rsid="0021e906" officeooo:paragraph-rsid="0021e906" style:letter-kerning="false" style:language-asian="en" style:country-asian="US" style:font-size-complex="11pt" style:language-complex="ar" style:country-complex="SA"/>
    </style:style>
    <style:style style:name="P30" style:family="paragraph" style:parent-style-name="Table_20_Paragraph">
      <style:paragraph-properties fo:margin-left="0.226cm" fo:margin-right="0cm" fo:margin-top="0.095cm" fo:margin-bottom="0cm" style:contextual-spacing="false" fo:text-align="start" style:justify-single-word="false" fo:orphans="0" fo:widows="0" fo:text-indent="0cm" style:auto-text-indent="false"/>
      <style:text-properties style:text-position="0% 100%" style:font-name="Liberation Serif" style:text-underline-style="solid" style:text-underline-width="auto" style:text-underline-color="font-color" officeooo:rsid="0021e906" officeooo:paragraph-rsid="0021e906" style:letter-kerning="false" style:language-asian="en" style:country-asian="US" style:font-size-complex="11pt" style:language-complex="ar" style:country-complex="SA"/>
    </style:style>
    <style:style style:name="P31" style:family="paragraph" style:parent-style-name="List_20_Paragraph" style:list-style-name="WWNum2">
      <style:paragraph-properties fo:margin-left="0.289cm" fo:margin-right="0.182cm" fo:margin-top="0.349cm" fo:margin-bottom="0cm" style:contextual-spacing="false" fo:line-height="98%" fo:text-indent="0cm" style:auto-text-indent="false">
        <style:tab-stops>
          <style:tab-stop style:position="0.845cm"/>
        </style:tab-stops>
      </style:paragraph-properties>
      <style:text-properties style:font-name="Liberation Serif" officeooo:paragraph-rsid="0020288a"/>
    </style:style>
    <style:style style:name="P32" style:family="paragraph" style:parent-style-name="List_20_Paragraph" style:list-style-name="WWNum1">
      <style:paragraph-properties fo:margin-left="0.289cm" fo:margin-right="0.178cm" fo:margin-top="0.071cm" fo:margin-bottom="0cm" style:contextual-spacing="false" fo:line-height="98%" fo:text-align="justify" style:justify-single-word="false" fo:text-indent="0cm" style:auto-text-indent="false">
        <style:tab-stops>
          <style:tab-stop style:position="0.818cm"/>
        </style:tab-stops>
      </style:paragraph-properties>
      <style:text-properties style:font-name="Liberation Serif" officeooo:paragraph-rsid="0020288a"/>
    </style:style>
    <style:style style:name="P33" style:family="paragraph" style:parent-style-name="List_20_Paragraph">
      <style:paragraph-properties fo:margin-left="0.289cm" fo:margin-right="0.178cm" fo:margin-top="0.071cm" fo:margin-bottom="0cm" style:contextual-spacing="false" fo:line-height="98%" fo:text-align="justify" style:justify-single-word="false" fo:text-indent="0cm" style:auto-text-indent="false">
        <style:tab-stops>
          <style:tab-stop style:position="0.818cm"/>
        </style:tab-stops>
      </style:paragraph-properties>
      <style:text-properties style:font-name="Liberation Serif" officeooo:paragraph-rsid="0020288a"/>
    </style:style>
    <style:style style:name="P34" style:family="paragraph" style:parent-style-name="List_20_Paragraph" style:list-style-name="WWNum1">
      <style:paragraph-properties fo:margin-left="0.289cm" fo:margin-right="0.183cm" fo:line-height="98%" fo:text-align="justify" style:justify-single-word="false" fo:text-indent="0cm" style:auto-text-indent="false">
        <style:tab-stops>
          <style:tab-stop style:position="1.034cm"/>
        </style:tab-stops>
      </style:paragraph-properties>
      <style:text-properties style:font-name="Liberation Serif" officeooo:paragraph-rsid="0020288a"/>
    </style:style>
    <style:style style:name="P35" style:family="paragraph" style:parent-style-name="List_20_Paragraph">
      <style:paragraph-properties fo:margin-left="0.289cm" fo:margin-right="0.183cm" fo:line-height="98%" fo:text-align="justify" style:justify-single-word="false" fo:text-indent="0cm" style:auto-text-indent="false">
        <style:tab-stops>
          <style:tab-stop style:position="1.034cm"/>
        </style:tab-stops>
      </style:paragraph-properties>
      <style:text-properties style:font-name="Liberation Serif" officeooo:paragraph-rsid="0020288a"/>
    </style:style>
    <style:style style:name="P36" style:family="paragraph" style:parent-style-name="List_20_Paragraph" style:list-style-name="WWNum1">
      <style:paragraph-properties fo:margin-left="0.289cm" fo:margin-right="0.182cm" fo:line-height="98%" fo:text-align="justify" style:justify-single-word="false" fo:text-indent="0cm" style:auto-text-indent="false">
        <style:tab-stops>
          <style:tab-stop style:position="1.12cm"/>
        </style:tab-stops>
      </style:paragraph-properties>
      <style:text-properties style:font-name="Liberation Serif" officeooo:paragraph-rsid="0020288a"/>
    </style:style>
    <style:style style:name="P37" style:family="paragraph" style:parent-style-name="List_20_Paragraph">
      <style:paragraph-properties fo:margin-left="0.289cm" fo:margin-right="0.182cm" fo:line-height="98%" fo:text-align="justify" style:justify-single-word="false" fo:text-indent="0cm" style:auto-text-indent="false">
        <style:tab-stops>
          <style:tab-stop style:position="1.12cm"/>
        </style:tab-stops>
      </style:paragraph-properties>
      <style:text-properties style:font-name="Liberation Serif" officeooo:paragraph-rsid="0020288a"/>
    </style:style>
    <style:style style:name="P38" style:family="paragraph" style:parent-style-name="List_20_Paragraph" style:list-style-name="WWNum2">
      <style:paragraph-properties fo:margin-left="0.815cm" fo:margin-right="0cm" fo:text-indent="-0.526cm" style:auto-text-indent="false">
        <style:tab-stops>
          <style:tab-stop style:position="0.815cm"/>
        </style:tab-stops>
      </style:paragraph-properties>
      <style:text-properties style:font-name="Liberation Serif" officeooo:paragraph-rsid="0020288a"/>
    </style:style>
    <style:style style:name="P39" style:family="paragraph" style:parent-style-name="List_20_Paragraph" style:list-style-name="WWNum2">
      <style:paragraph-properties fo:margin-left="0.815cm" fo:margin-right="0cm" fo:text-indent="-0.526cm" style:auto-text-indent="false">
        <style:tab-stops>
          <style:tab-stop style:position="0.815cm"/>
          <style:tab-stop style:position="8.918cm"/>
        </style:tab-stops>
      </style:paragraph-properties>
      <style:text-properties style:font-name="Liberation Serif" officeooo:paragraph-rsid="0020288a"/>
    </style:style>
    <style:style style:name="P40" style:family="paragraph" style:parent-style-name="List_20_Paragraph">
      <style:paragraph-properties fo:margin-left="0.815cm" fo:margin-right="0cm" fo:text-indent="-0.526cm" style:auto-text-indent="false">
        <style:tab-stops>
          <style:tab-stop style:position="0.815cm"/>
          <style:tab-stop style:position="8.918cm"/>
        </style:tab-stops>
      </style:paragraph-properties>
      <style:text-properties style:font-name="Liberation Serif" officeooo:paragraph-rsid="0020288a"/>
    </style:style>
    <style:style style:name="P41" style:family="paragraph" style:parent-style-name="List_20_Paragraph">
      <style:paragraph-properties fo:margin-left="0.815cm" fo:margin-right="0cm" fo:text-indent="-0.526cm" style:auto-text-indent="false">
        <style:tab-stops>
          <style:tab-stop style:position="0.815cm"/>
          <style:tab-stop style:position="8.918cm"/>
        </style:tab-stops>
      </style:paragraph-properties>
      <style:text-properties style:font-name="Liberation Serif" officeooo:rsid="0021e906" officeooo:paragraph-rsid="0021e906"/>
    </style:style>
    <style:style style:name="P42" style:family="paragraph" style:parent-style-name="List_20_Paragraph">
      <style:paragraph-properties fo:margin-left="0.815cm" fo:margin-right="0cm" fo:text-indent="-0.526cm" style:auto-text-indent="false">
        <style:tab-stops>
          <style:tab-stop style:position="0.815cm"/>
          <style:tab-stop style:position="8.918cm"/>
        </style:tab-stops>
      </style:paragraph-properties>
      <style:text-properties style:font-name="Liberation Serif" style:text-underline-style="solid" style:text-underline-width="auto" style:text-underline-color="font-color" officeooo:rsid="0021e906" officeooo:paragraph-rsid="0021e906"/>
    </style:style>
    <style:style style:name="P43" style:family="paragraph" style:parent-style-name="List_20_Paragraph">
      <style:paragraph-properties fo:margin-left="0.289cm" fo:margin-right="0cm" fo:text-indent="0cm" style:auto-text-indent="false">
        <style:tab-stops>
          <style:tab-stop style:position="0.815cm"/>
          <style:tab-stop style:position="8.918cm"/>
        </style:tab-stops>
      </style:paragraph-properties>
      <style:text-properties style:font-name="Liberation Serif" style:text-underline-style="solid" style:text-underline-width="auto" style:text-underline-color="font-color" officeooo:rsid="0021e906" officeooo:paragraph-rsid="0021e906"/>
    </style:style>
    <style:style style:name="P44" style:family="paragraph" style:parent-style-name="List_20_Paragraph" style:list-style-name="WWNum1">
      <style:paragraph-properties fo:margin-left="0.289cm" fo:margin-right="0cm" fo:text-indent="0cm" style:auto-text-indent="false">
        <style:tab-stops>
          <style:tab-stop style:position="0.815cm"/>
          <style:tab-stop style:position="8.943cm"/>
        </style:tab-stops>
      </style:paragraph-properties>
      <style:text-properties style:font-name="Liberation Serif" officeooo:paragraph-rsid="0020288a"/>
    </style:style>
    <style:style style:name="P45" style:family="paragraph" style:parent-style-name="List_20_Paragraph">
      <style:paragraph-properties fo:margin-left="0.815cm" fo:margin-right="0cm" fo:text-indent="-0.526cm" style:auto-text-indent="false">
        <style:tab-stops>
          <style:tab-stop style:position="0.815cm"/>
          <style:tab-stop style:position="8.943cm"/>
        </style:tab-stops>
      </style:paragraph-properties>
      <style:text-properties style:font-name="Liberation Serif" officeooo:paragraph-rsid="0020288a"/>
    </style:style>
    <style:style style:name="P46" style:family="paragraph" style:parent-style-name="List_20_Paragraph">
      <style:paragraph-properties fo:margin-left="0.289cm" fo:margin-right="0.178cm" fo:margin-top="0.071cm" fo:margin-bottom="0cm" style:contextual-spacing="false" fo:line-height="98%" fo:text-align="justify" style:justify-single-word="false" fo:text-indent="0cm" style:auto-text-indent="false">
        <style:tab-stops>
          <style:tab-stop style:position="0.818cm"/>
        </style:tab-stops>
      </style:paragraph-properties>
      <style:text-properties style:font-name="Liberation Serif" officeooo:rsid="00240bc0" officeooo:paragraph-rsid="00240bc0"/>
    </style:style>
    <style:style style:name="P47" style:family="paragraph" style:parent-style-name="List_20_Paragraph">
      <style:paragraph-properties fo:margin-left="0.289cm" fo:margin-right="0.178cm" fo:margin-top="0.071cm" fo:margin-bottom="0cm" style:contextual-spacing="false" fo:line-height="98%" fo:text-align="justify" style:justify-single-word="false" fo:text-indent="0cm" style:auto-text-indent="false">
        <style:tab-stops>
          <style:tab-stop style:position="0.818cm"/>
        </style:tab-stops>
      </style:paragraph-properties>
      <style:text-properties style:font-name="Liberation Serif" officeooo:rsid="0020288a" officeooo:paragraph-rsid="0020288a"/>
    </style:style>
    <style:style style:name="P48" style:family="paragraph" style:parent-style-name="List_20_Paragraph" style:list-style-name="WWNum1">
      <style:paragraph-properties fo:margin-left="0.289cm" fo:margin-right="0cm" fo:margin-top="0.002cm" fo:margin-bottom="0cm" style:contextual-spacing="false" fo:text-align="justify" style:justify-single-word="false" fo:text-indent="0cm" style:auto-text-indent="false">
        <style:tab-stops>
          <style:tab-stop style:position="1.051cm"/>
        </style:tab-stops>
      </style:paragraph-properties>
      <style:text-properties style:font-name="Liberation Serif" officeooo:paragraph-rsid="0020288a"/>
    </style:style>
    <style:style style:name="P49" style:family="paragraph" style:parent-style-name="List_20_Paragraph">
      <style:paragraph-properties fo:margin-left="0.289cm" fo:margin-right="0cm" fo:margin-top="0.002cm" fo:margin-bottom="0cm" style:contextual-spacing="false" fo:text-align="justify" style:justify-single-word="false" fo:text-indent="0cm" style:auto-text-indent="false">
        <style:tab-stops>
          <style:tab-stop style:position="1.051cm"/>
        </style:tab-stops>
      </style:paragraph-properties>
      <style:text-properties style:font-name="Liberation Serif" officeooo:paragraph-rsid="0020288a"/>
    </style:style>
    <style:style style:name="P50" style:family="paragraph" style:parent-style-name="List_20_Paragraph">
      <style:paragraph-properties fo:margin-left="0.289cm" fo:margin-right="0.182cm" fo:line-height="98%" fo:text-align="justify" style:justify-single-word="false" fo:text-indent="0cm" style:auto-text-indent="false">
        <style:tab-stops>
          <style:tab-stop style:position="1.12cm"/>
        </style:tab-stops>
      </style:paragraph-properties>
      <style:text-properties style:font-name="Liberation Serif" officeooo:rsid="002457c7" officeooo:paragraph-rsid="002457c7"/>
    </style:style>
    <style:style style:name="P51" style:family="paragraph" style:parent-style-name="List_20_Paragraph">
      <style:paragraph-properties fo:margin-left="0.289cm" fo:margin-right="0.182cm" fo:line-height="98%" fo:text-align="justify" style:justify-single-word="false" fo:text-indent="0cm" style:auto-text-indent="false">
        <style:tab-stops>
          <style:tab-stop style:position="1.12cm"/>
        </style:tab-stops>
      </style:paragraph-properties>
      <style:text-properties style:font-name="Liberation Serif" style:text-underline-style="none" officeooo:rsid="002457c7" officeooo:paragraph-rsid="002457c7"/>
    </style:style>
    <style:style style:name="P52" style:family="paragraph">
      <loext:graphic-properties draw:fill="none"/>
      <style:paragraph-properties fo:text-align="start"/>
      <style:text-properties fo:font-size="11pt"/>
    </style:style>
    <style:style style:name="P53" style:family="paragraph">
      <style:text-properties style:font-name="Liberation Sans" fo:font-size="1pt"/>
    </style:style>
    <style:style style:name="P54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T1" style:family="text">
      <style:text-properties officeooo:rsid="001bd329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text-scale="115%"/>
    </style:style>
    <style:style style:name="T4" style:family="text">
      <style:text-properties fo:font-size="12pt" fo:font-weight="bold" officeooo:rsid="0020288a" style:font-size-asian="12pt" style:font-weight-asian="bold" style:text-scale="115%"/>
    </style:style>
    <style:style style:name="T5" style:family="text">
      <style:text-properties fo:font-size="12pt" fo:font-weight="bold" style:font-size-asian="12pt" style:font-weight-asian="bold" style:text-scale="105%"/>
    </style:style>
    <style:style style:name="T6" style:family="text">
      <style:text-properties fo:font-size="12pt" fo:font-weight="bold" style:font-size-asian="12pt" style:font-weight-asian="bold" style:text-scale="110%"/>
    </style:style>
    <style:style style:name="T7" style:family="text">
      <style:text-properties fo:font-size="12pt" fo:letter-spacing="0.03cm" fo:font-weight="bold" style:font-size-asian="12pt" style:font-weight-asian="bold" style:text-scale="115%"/>
    </style:style>
    <style:style style:name="T8" style:family="text">
      <style:text-properties fo:font-size="12pt" fo:letter-spacing="0.03cm" fo:font-weight="bold" style:font-size-asian="12pt" style:font-weight-asian="bold" style:text-scale="109%"/>
    </style:style>
    <style:style style:name="T9" style:family="text">
      <style:text-properties fo:font-size="12pt" fo:letter-spacing="0.03cm" fo:font-weight="bold" style:font-size-asian="12pt" style:font-weight-asian="bold" style:text-scale="104%"/>
    </style:style>
    <style:style style:name="T10" style:family="text">
      <style:text-properties fo:font-size="12pt" fo:letter-spacing="-0.222cm" fo:font-weight="bold" style:font-size-asian="12pt" style:font-weight-asian="bold" style:text-scale="109%"/>
    </style:style>
    <style:style style:name="T11" style:family="text">
      <style:text-properties fo:font-size="12pt" fo:letter-spacing="-0.222cm" fo:font-weight="bold" style:font-size-asian="12pt" style:font-weight-asian="bold" style:text-scale="99%"/>
    </style:style>
    <style:style style:name="T12" style:family="text">
      <style:text-properties fo:font-size="12pt" fo:letter-spacing="-0.222cm" fo:font-weight="bold" style:font-size-asian="12pt" style:font-weight-asian="bold" style:text-scale="104%"/>
    </style:style>
    <style:style style:name="T13" style:family="text">
      <style:text-properties fo:font-size="12pt" fo:letter-spacing="0.042cm" fo:font-weight="bold" style:font-size-asian="12pt" style:font-weight-asian="bold" style:text-scale="179%"/>
    </style:style>
    <style:style style:name="T14" style:family="text">
      <style:text-properties fo:font-size="12pt" fo:letter-spacing="-0.004cm" fo:font-weight="bold" style:font-size-asian="12pt" style:font-weight-asian="bold" style:text-scale="115%"/>
    </style:style>
    <style:style style:name="T15" style:family="text">
      <style:text-properties fo:font-size="12pt" fo:letter-spacing="-0.004cm" fo:font-weight="bold" style:font-size-asian="12pt" style:font-weight-asian="bold" style:text-scale="105%"/>
    </style:style>
    <style:style style:name="T16" style:family="text">
      <style:text-properties fo:font-size="12pt" fo:letter-spacing="-0.004cm" fo:font-weight="bold" officeooo:rsid="0020288a" style:font-size-asian="12pt" style:font-weight-asian="bold" style:text-scale="105%"/>
    </style:style>
    <style:style style:name="T17" style:family="text">
      <style:text-properties fo:font-size="12pt" fo:letter-spacing="-0.004cm" fo:font-weight="bold" style:font-size-asian="12pt" style:font-weight-asian="bold" style:text-scale="110%"/>
    </style:style>
    <style:style style:name="T18" style:family="text">
      <style:text-properties fo:font-size="12pt" fo:letter-spacing="-0.004cm" fo:font-weight="bold" officeooo:rsid="0020288a" style:font-size-asian="12pt" style:font-weight-asian="bold" style:text-scale="110%"/>
    </style:style>
    <style:style style:name="T19" style:family="text">
      <style:text-properties fo:font-size="12pt" fo:letter-spacing="-0.004cm" style:font-size-asian="12pt"/>
    </style:style>
    <style:style style:name="T20" style:family="text">
      <style:text-properties fo:font-size="12pt" fo:letter-spacing="-0.004cm" style:font-size-asian="12pt" style:text-scale="105%"/>
    </style:style>
    <style:style style:name="T21" style:family="text">
      <style:text-properties fo:font-size="12pt" fo:letter-spacing="-0.004cm" officeooo:rsid="002457c7" style:font-size-asian="12pt" style:text-scale="105%"/>
    </style:style>
    <style:style style:name="T22" style:family="text">
      <style:text-properties fo:font-size="12pt" fo:letter-spacing="-0.004cm" officeooo:rsid="00256abb" style:font-size-asian="12pt" style:text-scale="105%"/>
    </style:style>
    <style:style style:name="T23" style:family="text">
      <style:text-properties fo:font-size="12pt" fo:letter-spacing="-0.004cm" officeooo:rsid="0026e5d6" style:font-size-asian="12pt" style:text-scale="105%"/>
    </style:style>
    <style:style style:name="T24" style:family="text">
      <style:text-properties fo:font-size="12pt" fo:letter-spacing="-0.004cm" officeooo:rsid="0028a587" style:font-size-asian="12pt" style:text-scale="105%"/>
    </style:style>
    <style:style style:name="T25" style:family="text">
      <style:text-properties fo:font-size="12pt" fo:letter-spacing="-0.004cm" style:font-size-asian="12pt" style:text-scale="110%"/>
    </style:style>
    <style:style style:name="T26" style:family="text">
      <style:text-properties fo:font-size="12pt" fo:letter-spacing="-0.004cm" officeooo:rsid="00240bc0" style:font-size-asian="12pt" style:text-scale="110%"/>
    </style:style>
    <style:style style:name="T27" style:family="text">
      <style:text-properties fo:font-size="12pt" fo:letter-spacing="-0.004cm" officeooo:rsid="0021e906" style:font-size-asian="12pt"/>
    </style:style>
    <style:style style:name="T28" style:family="text">
      <style:text-properties fo:font-size="12pt" fo:letter-spacing="-0.004cm" officeooo:rsid="00240bc0" style:font-size-asian="12pt"/>
    </style:style>
    <style:style style:name="T29" style:family="text">
      <style:text-properties fo:font-size="12pt" fo:letter-spacing="-0.004cm" fo:font-style="italic" style:font-size-asian="12pt" style:font-style-asian="italic"/>
    </style:style>
    <style:style style:name="T30" style:family="text">
      <style:text-properties fo:font-size="12pt" fo:letter-spacing="-0.004cm" fo:font-style="italic" style:font-size-asian="12pt" style:font-style-asian="italic" style:text-scale="110%"/>
    </style:style>
    <style:style style:name="T31" style:family="text">
      <style:text-properties fo:font-size="12pt" fo:letter-spacing="-0.004cm" style:text-underline-style="solid" style:text-underline-width="auto" style:text-underline-color="font-color" style:font-size-asian="12pt" style:text-scale="105%"/>
    </style:style>
    <style:style style:name="T32" style:family="text">
      <style:text-properties fo:font-size="12pt" fo:letter-spacing="-0.004cm" style:text-underline-style="solid" style:text-underline-width="auto" style:text-underline-color="font-color" officeooo:rsid="002457c7" style:font-size-asian="12pt" style:text-scale="105%"/>
    </style:style>
    <style:style style:name="T33" style:family="text">
      <style:text-properties fo:font-size="12pt" fo:letter-spacing="-0.004cm" style:text-underline-style="solid" style:text-underline-width="auto" style:text-underline-color="font-color" officeooo:rsid="00256abb" style:font-size-asian="12pt" style:text-scale="105%"/>
    </style:style>
    <style:style style:name="T34" style:family="text">
      <style:text-properties fo:font-size="12pt" fo:letter-spacing="-0.004cm" style:text-underline-style="solid" style:text-underline-width="auto" style:text-underline-color="font-color" officeooo:rsid="0026e5d6" style:font-size-asian="12pt" style:text-scale="105%"/>
    </style:style>
    <style:style style:name="T35" style:family="text">
      <style:text-properties fo:font-size="12pt" fo:letter-spacing="-0.004cm" style:text-underline-style="solid" style:text-underline-width="auto" style:text-underline-color="font-color" officeooo:rsid="0028a587" style:font-size-asian="12pt" style:text-scale="105%"/>
    </style:style>
    <style:style style:name="T36" style:family="text">
      <style:text-properties fo:font-size="12pt" fo:letter-spacing="-0.004cm" style:text-underline-style="solid" style:text-underline-width="auto" style:text-underline-color="font-color" officeooo:rsid="0021e906" style:font-size-asian="12pt"/>
    </style:style>
    <style:style style:name="T37" style:family="text">
      <style:text-properties fo:font-size="12pt" fo:letter-spacing="-0.004cm" style:text-underline-style="solid" style:text-underline-width="auto" style:text-underline-color="font-color" officeooo:rsid="00240bc0" style:font-size-asian="12pt" style:text-scale="110%"/>
    </style:style>
    <style:style style:name="T38" style:family="text">
      <style:text-properties fo:font-size="12pt" fo:letter-spacing="-0.004cm" style:text-underline-style="none" style:font-size-asian="12pt"/>
    </style:style>
    <style:style style:name="T39" style:family="text">
      <style:text-properties fo:font-size="12pt" fo:letter-spacing="-0.004cm" style:text-underline-style="none" style:font-size-asian="12pt" style:text-scale="105%"/>
    </style:style>
    <style:style style:name="T40" style:family="text">
      <style:text-properties fo:font-size="12pt" fo:letter-spacing="-0.004cm" style:text-underline-style="none" officeooo:rsid="002457c7" style:font-size-asian="12pt" style:text-scale="105%"/>
    </style:style>
    <style:style style:name="T41" style:family="text">
      <style:text-properties fo:font-size="12pt" fo:letter-spacing="-0.004cm" style:text-underline-style="none" officeooo:rsid="00240bc0" style:font-size-asian="12pt" style:text-scale="110%"/>
    </style:style>
    <style:style style:name="T42" style:family="text">
      <style:text-properties fo:font-size="12pt" fo:letter-spacing="-0.004cm" style:text-underline-style="none" officeooo:rsid="002457c7" style:font-size-asian="12pt" style:text-scale="110%"/>
    </style:style>
    <style:style style:name="T43" style:family="text">
      <style:text-properties fo:font-size="12pt" style:font-size-asian="12pt"/>
    </style:style>
    <style:style style:name="T44" style:family="text">
      <style:text-properties fo:font-size="12pt" style:font-size-asian="12pt" style:text-scale="105%"/>
    </style:style>
    <style:style style:name="T45" style:family="text">
      <style:text-properties fo:font-size="12pt" style:font-size-asian="12pt" style:text-scale="110%"/>
    </style:style>
    <style:style style:name="T46" style:family="text">
      <style:text-properties fo:font-size="12pt" style:font-size-asian="12pt" style:text-scale="125%"/>
    </style:style>
    <style:style style:name="T47" style:family="text">
      <style:text-properties fo:font-size="12pt" fo:letter-spacing="0.019cm" fo:font-weight="bold" style:font-size-asian="12pt" style:font-weight-asian="bold"/>
    </style:style>
    <style:style style:name="T48" style:family="text">
      <style:text-properties fo:font-size="12pt" fo:letter-spacing="0.019cm" fo:font-weight="bold" style:font-size-asian="12pt" style:font-weight-asian="bold" style:text-scale="91%"/>
    </style:style>
    <style:style style:name="T49" style:family="text">
      <style:text-properties fo:font-size="12pt" fo:letter-spacing="0.019cm" fo:font-weight="bold" style:font-size-asian="12pt" style:font-weight-asian="bold" style:text-scale="109%"/>
    </style:style>
    <style:style style:name="T50" style:family="text">
      <style:text-properties fo:font-size="12pt" fo:letter-spacing="0.019cm" style:font-size-asian="12pt"/>
    </style:style>
    <style:style style:name="T51" style:family="text">
      <style:text-properties fo:font-size="12pt" fo:letter-spacing="-0.219cm" fo:font-weight="bold" style:font-size-asian="12pt" style:font-weight-asian="bold" style:text-scale="167%"/>
    </style:style>
    <style:style style:name="T52" style:family="text">
      <style:text-properties fo:font-size="12pt" fo:letter-spacing="0.071cm" fo:font-weight="bold" style:font-size-asian="12pt" style:font-weight-asian="bold" style:text-scale="105%"/>
    </style:style>
    <style:style style:name="T53" style:family="text">
      <style:text-properties fo:font-size="12pt" fo:letter-spacing="0.071cm" style:font-size-asian="12pt" style:text-scale="105%"/>
    </style:style>
    <style:style style:name="T54" style:family="text">
      <style:text-properties fo:font-size="12pt" fo:letter-spacing="0.028cm" fo:font-weight="bold" style:font-size-asian="12pt" style:font-weight-asian="bold" style:text-scale="99%"/>
    </style:style>
    <style:style style:name="T55" style:family="text">
      <style:text-properties fo:font-size="12pt" fo:letter-spacing="0.028cm" fo:font-weight="bold" style:font-size-asian="12pt" style:font-weight-asian="bold" style:text-scale="94%"/>
    </style:style>
    <style:style style:name="T56" style:family="text">
      <style:text-properties fo:font-size="12pt" fo:letter-spacing="0.028cm" fo:font-weight="bold" style:font-size-asian="12pt" style:font-weight-asian="bold" style:text-scale="104%"/>
    </style:style>
    <style:style style:name="T57" style:family="text">
      <style:text-properties fo:font-size="12pt" fo:letter-spacing="0.028cm" style:font-size-asian="12pt" style:text-scale="93%"/>
    </style:style>
    <style:style style:name="T58" style:family="text">
      <style:text-properties fo:font-size="12pt" fo:letter-spacing="0.028cm" style:font-size-asian="12pt" style:text-scale="95%"/>
    </style:style>
    <style:style style:name="T59" style:family="text">
      <style:text-properties fo:font-size="12pt" fo:letter-spacing="0.041cm" fo:font-weight="bold" style:font-size-asian="12pt" style:font-weight-asian="bold" style:text-scale="169%"/>
    </style:style>
    <style:style style:name="T60" style:family="text">
      <style:text-properties fo:font-size="12pt" fo:letter-spacing="0.041cm" fo:font-weight="bold" style:font-size-asian="12pt" style:font-weight-asian="bold" style:text-scale="174%"/>
    </style:style>
    <style:style style:name="T61" style:family="text">
      <style:text-properties fo:font-size="12pt" fo:letter-spacing="0.041cm" style:font-size-asian="12pt" style:text-scale="90%"/>
    </style:style>
    <style:style style:name="T62" style:family="text">
      <style:text-properties fo:font-size="12pt" fo:letter-spacing="0.041cm" style:font-size-asian="12pt" style:text-scale="94%"/>
    </style:style>
    <style:style style:name="T63" style:family="text">
      <style:text-properties fo:font-size="12pt" fo:letter-spacing="0.069cm" fo:font-weight="bold" style:font-size-asian="12pt" style:font-weight-asian="bold" style:text-scale="105%"/>
    </style:style>
    <style:style style:name="T64" style:family="text">
      <style:text-properties fo:font-size="12pt" fo:letter-spacing="0.025cm" style:font-size-asian="12pt"/>
    </style:style>
    <style:style style:name="T65" style:family="text">
      <style:text-properties fo:font-size="12pt" fo:letter-spacing="0.025cm" style:font-size-asian="12pt" style:text-scale="95%"/>
    </style:style>
    <style:style style:name="T66" style:family="text">
      <style:text-properties fo:font-size="12pt" fo:letter-spacing="0.025cm" style:font-size-asian="12pt" style:text-scale="105%"/>
    </style:style>
    <style:style style:name="T67" style:family="text">
      <style:text-properties fo:font-size="12pt" fo:letter-spacing="0.025cm" style:font-size-asian="12pt" style:text-scale="110%"/>
    </style:style>
    <style:style style:name="T68" style:family="text">
      <style:text-properties fo:font-size="12pt" fo:letter-spacing="-0.194cm" style:font-size-asian="12pt"/>
    </style:style>
    <style:style style:name="T69" style:family="text">
      <style:text-properties fo:font-size="12pt" fo:letter-spacing="-0.194cm" style:font-size-asian="12pt" style:text-scale="105%"/>
    </style:style>
    <style:style style:name="T70" style:family="text">
      <style:text-properties fo:font-size="12pt" fo:letter-spacing="-0.194cm" style:font-size-asian="12pt" style:text-scale="110%"/>
    </style:style>
    <style:style style:name="T71" style:family="text">
      <style:text-properties fo:font-size="12pt" fo:letter-spacing="0.035cm" style:font-size-asian="12pt" style:text-scale="164%"/>
    </style:style>
    <style:style style:name="T72" style:family="text">
      <style:text-properties fo:font-size="12pt" fo:letter-spacing="0.035cm" style:font-size-asian="12pt" style:text-scale="169%"/>
    </style:style>
    <style:style style:name="T73" style:family="text">
      <style:text-properties fo:font-size="12pt" fo:letter-spacing="-0.168cm" style:font-size-asian="12pt" style:text-scale="154%"/>
    </style:style>
    <style:style style:name="T74" style:family="text">
      <style:text-properties fo:font-size="12pt" fo:letter-spacing="-0.168cm" style:font-size-asian="12pt" style:text-scale="164%"/>
    </style:style>
    <style:style style:name="T75" style:family="text">
      <style:text-properties fo:font-size="12pt" fo:letter-spacing="-0.002cm" style:font-size-asian="12pt" style:text-scale="104%"/>
    </style:style>
    <style:style style:name="T76" style:family="text">
      <style:text-properties fo:font-size="12pt" fo:letter-spacing="-0.002cm" style:font-size-asian="12pt" style:text-scale="109%"/>
    </style:style>
    <style:style style:name="T77" style:family="text">
      <style:text-properties fo:font-size="12pt" fo:letter-spacing="-0.002cm" fo:font-weight="bold" style:font-size-asian="12pt" style:font-weight-asian="bold" style:text-scale="104%"/>
    </style:style>
    <style:style style:name="T78" style:family="text">
      <style:text-properties fo:font-size="12pt" fo:letter-spacing="-0.002cm" fo:font-weight="bold" style:font-size-asian="12pt" style:font-weight-asian="bold" style:text-scale="109%"/>
    </style:style>
    <style:style style:name="T79" style:family="text">
      <style:text-properties fo:font-size="12pt" fo:letter-spacing="-0.011cm" fo:font-weight="bold" style:font-size-asian="12pt" style:font-weight-asian="bold" style:text-scale="120%"/>
    </style:style>
    <style:style style:name="T80" style:family="text">
      <style:text-properties fo:font-size="12pt" fo:letter-spacing="0.014cm" fo:font-weight="bold" style:font-size-asian="12pt" style:font-weight-asian="bold" style:text-scale="120%"/>
    </style:style>
    <style:style style:name="T81" style:family="text">
      <style:text-properties fo:font-size="12pt" fo:letter-spacing="0.014cm" fo:font-weight="bold" style:font-size-asian="12pt" style:font-weight-asian="bold" style:text-scale="115%"/>
    </style:style>
    <style:style style:name="T82" style:family="text">
      <style:text-properties fo:font-size="12pt" fo:letter-spacing="0.009cm" fo:font-weight="bold" style:font-size-asian="12pt" style:font-weight-asian="bold" style:text-scale="114%"/>
    </style:style>
    <style:style style:name="T83" style:family="text">
      <style:text-properties fo:font-size="12pt" fo:letter-spacing="0.009cm" fo:font-weight="bold" style:font-size-asian="12pt" style:font-weight-asian="bold" style:text-scale="109%"/>
    </style:style>
    <style:style style:name="T84" style:family="text">
      <style:text-properties fo:font-size="12pt" fo:letter-spacing="0.009cm" fo:font-weight="bold" style:font-size-asian="12pt" style:font-weight-asian="bold" style:text-scale="96%"/>
    </style:style>
    <style:style style:name="T85" style:family="text">
      <style:text-properties fo:font-size="12pt" fo:letter-spacing="0.009cm" fo:font-weight="bold" style:font-size-asian="12pt" style:font-weight-asian="bold" style:text-scale="108%"/>
    </style:style>
    <style:style style:name="T86" style:family="text">
      <style:text-properties fo:font-size="12pt" fo:letter-spacing="0.009cm" fo:font-weight="bold" style:font-size-asian="12pt" style:font-weight-asian="bold" style:text-scale="101%"/>
    </style:style>
    <style:style style:name="T87" style:family="text">
      <style:text-properties fo:font-size="12pt" fo:letter-spacing="0.009cm" fo:font-weight="bold" style:font-size-asian="12pt" style:font-weight-asian="bold" style:text-scale="113%"/>
    </style:style>
    <style:style style:name="T88" style:family="text">
      <style:text-properties fo:font-size="12pt" fo:letter-spacing="0.009cm" style:font-size-asian="12pt"/>
    </style:style>
    <style:style style:name="T89" style:family="text">
      <style:text-properties fo:font-size="12pt" fo:letter-spacing="-0.229cm" fo:font-weight="bold" style:font-size-asian="12pt" style:font-weight-asian="bold" style:text-scale="185%"/>
    </style:style>
    <style:style style:name="T90" style:family="text">
      <style:text-properties fo:font-size="12pt" fo:letter-spacing="0.016cm" fo:font-weight="bold" style:font-size-asian="12pt" style:font-weight-asian="bold" style:text-scale="120%"/>
    </style:style>
    <style:style style:name="T91" style:family="text">
      <style:text-properties fo:font-size="12pt" fo:letter-spacing="0.016cm" fo:font-weight="bold" style:font-size-asian="12pt" style:font-weight-asian="bold" style:text-scale="115%"/>
    </style:style>
    <style:style style:name="T92" style:family="text">
      <style:text-properties fo:font-size="12pt" fo:letter-spacing="0.016cm" style:font-size-asian="12pt" style:text-scale="99%"/>
    </style:style>
    <style:style style:name="T93" style:family="text">
      <style:text-properties fo:font-size="12pt" fo:letter-spacing="0.018cm" fo:font-weight="bold" style:font-size-asian="12pt" style:font-weight-asian="bold" style:text-scale="114%"/>
    </style:style>
    <style:style style:name="T94" style:family="text">
      <style:text-properties fo:font-size="12pt" fo:letter-spacing="0.018cm" fo:font-weight="bold" style:font-size-asian="12pt" style:font-weight-asian="bold" style:text-scale="115%"/>
    </style:style>
    <style:style style:name="T95" style:family="text">
      <style:text-properties fo:font-size="12pt" fo:letter-spacing="0.018cm" fo:font-style="italic" style:font-size-asian="12pt" style:font-style-asian="italic" style:text-scale="109%"/>
    </style:style>
    <style:style style:name="T96" style:family="text">
      <style:text-properties fo:font-size="12pt" fo:letter-spacing="0.018cm" fo:font-style="italic" officeooo:rsid="0021e906" style:font-size-asian="12pt" style:font-style-asian="italic" style:text-scale="109%"/>
    </style:style>
    <style:style style:name="T97" style:family="text">
      <style:text-properties fo:font-size="12pt" fo:letter-spacing="0.018cm" fo:font-style="italic" style:text-underline-style="solid" style:text-underline-width="auto" style:text-underline-color="font-color" officeooo:rsid="0021e906" style:font-size-asian="12pt" style:font-style-asian="italic" style:text-scale="109%"/>
    </style:style>
    <style:style style:name="T98" style:family="text">
      <style:text-properties fo:font-size="12pt" fo:letter-spacing="0.018cm" fo:font-style="italic" style:text-underline-style="none" officeooo:rsid="0021e906" style:font-size-asian="12pt" style:font-style-asian="italic" style:text-scale="109%"/>
    </style:style>
    <style:style style:name="T99" style:family="text">
      <style:text-properties fo:font-size="12pt" fo:letter-spacing="0.018cm" style:font-size-asian="12pt" style:text-scale="105%"/>
    </style:style>
    <style:style style:name="T100" style:family="text">
      <style:text-properties fo:font-size="12pt" fo:letter-spacing="-0.231cm" fo:font-weight="bold" style:font-size-asian="12pt" style:font-weight-asian="bold" style:text-scale="114%"/>
    </style:style>
    <style:style style:name="T101" style:family="text">
      <style:text-properties fo:font-size="12pt" fo:letter-spacing="0.032cm" fo:font-weight="bold" style:font-size-asian="12pt" style:font-weight-asian="bold" style:text-scale="184%"/>
    </style:style>
    <style:style style:name="T102" style:family="text">
      <style:text-properties fo:font-size="12pt" fo:letter-spacing="0.032cm" fo:font-weight="bold" style:font-size-asian="12pt" style:font-weight-asian="bold" style:text-scale="115%"/>
    </style:style>
    <style:style style:name="T103" style:family="text">
      <style:text-properties fo:font-size="12pt" fo:letter-spacing="-0.025cm" style:font-size-asian="12pt" style:text-scale="105%"/>
    </style:style>
    <style:style style:name="T104" style:family="text">
      <style:text-properties fo:font-size="12pt" fo:letter-spacing="0.021cm" fo:font-weight="bold" style:font-size-asian="12pt" style:font-weight-asian="bold" style:text-scale="115%"/>
    </style:style>
    <style:style style:name="T105" style:family="text">
      <style:text-properties fo:font-size="12pt" fo:letter-spacing="0.026cm" style:font-size-asian="12pt" style:text-scale="105%"/>
    </style:style>
    <style:style style:name="T106" style:family="text">
      <style:text-properties fo:font-size="12pt" fo:letter-spacing="0.023cm" fo:font-weight="bold" style:font-size-asian="12pt" style:font-weight-asian="bold" style:text-scale="96%"/>
    </style:style>
    <style:style style:name="T107" style:family="text">
      <style:text-properties fo:font-size="12pt" fo:letter-spacing="0.023cm" fo:font-weight="bold" officeooo:rsid="0020288a" style:font-size-asian="12pt" style:font-weight-asian="bold" style:text-scale="96%"/>
    </style:style>
    <style:style style:name="T108" style:family="text">
      <style:text-properties fo:font-size="12pt" fo:letter-spacing="0.023cm" fo:font-weight="bold" style:font-size-asian="12pt" style:font-weight-asian="bold" style:text-scale="98%"/>
    </style:style>
    <style:style style:name="T109" style:family="text">
      <style:text-properties fo:font-size="12pt" fo:letter-spacing="0.023cm" fo:font-weight="bold" style:font-size-asian="12pt" style:font-weight-asian="bold" style:text-scale="94%"/>
    </style:style>
    <style:style style:name="T110" style:family="text">
      <style:text-properties fo:font-size="12pt" fo:letter-spacing="0.023cm" fo:font-weight="bold" style:font-size-asian="12pt" style:font-weight-asian="bold" style:text-scale="101%"/>
    </style:style>
    <style:style style:name="T111" style:family="text">
      <style:text-properties fo:font-size="12pt" fo:letter-spacing="0.023cm" fo:font-weight="bold" officeooo:rsid="0020288a" style:font-size-asian="12pt" style:font-weight-asian="bold" style:text-scale="101%"/>
    </style:style>
    <style:style style:name="T112" style:family="text">
      <style:text-properties fo:font-size="12pt" fo:letter-spacing="0.023cm" fo:font-weight="bold" style:font-size-asian="12pt" style:font-weight-asian="bold" style:text-scale="92%"/>
    </style:style>
    <style:style style:name="T113" style:family="text">
      <style:text-properties fo:font-size="12pt" fo:letter-spacing="0.023cm" fo:font-weight="bold" style:font-size-asian="12pt" style:font-weight-asian="bold" style:text-scale="103%"/>
    </style:style>
    <style:style style:name="T114" style:family="text">
      <style:text-properties fo:font-size="12pt" fo:letter-spacing="0.023cm" fo:font-weight="bold" style:font-size-asian="12pt" style:font-weight-asian="bold" style:text-scale="99%"/>
    </style:style>
    <style:style style:name="T115" style:family="text">
      <style:text-properties fo:font-size="12pt" fo:letter-spacing="-0.215cm" fo:font-weight="bold" style:font-size-asian="12pt" style:font-weight-asian="bold" style:text-scale="170%"/>
    </style:style>
    <style:style style:name="T116" style:family="text">
      <style:text-properties fo:font-size="12pt" fo:letter-spacing="-0.215cm" fo:font-weight="bold" style:font-size-asian="12pt" style:font-weight-asian="bold" style:text-scale="167%"/>
    </style:style>
    <style:style style:name="T117" style:family="text">
      <style:text-properties fo:font-size="12pt" fo:letter-spacing="-0.215cm" fo:font-weight="bold" style:font-size-asian="12pt" style:font-weight-asian="bold" style:text-scale="175%"/>
    </style:style>
    <style:style style:name="T118" style:family="text">
      <style:text-properties fo:font-size="12pt" fo:letter-spacing="-0.021cm" style:font-size-asian="12pt" style:text-scale="105%"/>
    </style:style>
    <style:style style:name="T119" style:family="text">
      <style:text-properties fo:font-size="12pt" fo:letter-spacing="-0.021cm" style:font-size-asian="12pt" style:text-scale="104%"/>
    </style:style>
    <style:style style:name="T120" style:family="text">
      <style:text-properties fo:font-size="12pt" fo:letter-spacing="-0.021cm" style:font-size-asian="12pt" style:text-scale="110%"/>
    </style:style>
    <style:style style:name="T121" style:family="text">
      <style:text-properties fo:font-size="12pt" fo:letter-spacing="0.039cm" style:font-size-asian="12pt" style:text-scale="93%"/>
    </style:style>
    <style:style style:name="T122" style:family="text">
      <style:text-properties fo:font-size="12pt" fo:font-style="italic" style:font-size-asian="12pt" style:font-style-asian="italic"/>
    </style:style>
    <style:style style:name="T123" style:family="text">
      <style:text-properties fo:font-size="12pt" fo:font-style="italic" style:font-size-asian="12pt" style:font-style-asian="italic" style:text-scale="110%"/>
    </style:style>
    <style:style style:name="T124" style:family="text">
      <style:text-properties fo:font-size="12pt" fo:font-style="italic" style:font-size-asian="12pt" style:font-style-asian="italic" style:text-scale="105%"/>
    </style:style>
    <style:style style:name="T125" style:family="text">
      <style:text-properties fo:font-size="12pt" fo:letter-spacing="-0.012cm" fo:font-style="italic" style:font-size-asian="12pt" style:font-style-asian="italic" style:text-scale="110%"/>
    </style:style>
    <style:style style:name="T126" style:family="text">
      <style:text-properties fo:font-size="12pt" fo:letter-spacing="-0.012cm" style:font-size-asian="12pt"/>
    </style:style>
    <style:style style:name="T127" style:family="text">
      <style:text-properties fo:font-size="12pt" fo:letter-spacing="-0.028cm" style:font-size-asian="12pt" style:text-scale="125%"/>
    </style:style>
    <style:style style:name="T128" style:family="text">
      <style:text-properties fo:font-size="12pt" fo:letter-spacing="-0.009cm" fo:font-style="italic" style:font-size-asian="12pt" style:font-style-asian="italic" style:text-scale="105%"/>
    </style:style>
    <style:style style:name="T129" style:family="text">
      <style:text-properties fo:font-size="12pt" fo:letter-spacing="-0.026cm" style:font-size-asian="12pt" style:text-scale="110%"/>
    </style:style>
    <style:style style:name="T130" style:family="text">
      <style:text-properties fo:font-size="12pt" fo:letter-spacing="-0.026cm" fo:font-style="italic" style:font-size-asian="12pt" style:font-style-asian="italic" style:text-scale="110%"/>
    </style:style>
    <style:style style:name="T131" style:family="text">
      <style:text-properties fo:font-size="12pt" fo:letter-spacing="-0.023cm" fo:font-style="italic" style:font-size-asian="12pt" style:font-style-asian="italic" style:text-scale="105%"/>
    </style:style>
    <style:style style:name="T132" style:family="text">
      <style:text-properties fo:font-size="12pt" fo:letter-spacing="-0.016cm" style:font-size-asian="12pt" style:text-scale="110%"/>
    </style:style>
    <style:style style:name="T133" style:family="text">
      <style:text-properties fo:font-size="12pt" fo:letter-spacing="-0.018cm" style:font-size-asian="12pt" style:text-scale="110%"/>
    </style:style>
    <style:style style:name="T134" style:family="text">
      <style:text-properties fo:font-size="12pt" fo:letter-spacing="0.051cm" fo:font-weight="bold" style:font-size-asian="12pt" style:font-weight-asian="bold" style:text-scale="110%"/>
    </style:style>
    <style:style style:name="T135" style:family="text">
      <style:text-properties fo:font-size="12pt" fo:letter-spacing="0.053cm" fo:font-weight="bold" style:font-size-asian="12pt" style:font-weight-asian="bold" style:text-scale="110%"/>
    </style:style>
    <style:style style:name="T136" style:family="text">
      <style:text-properties fo:font-size="12pt" fo:letter-spacing="0.129cm" fo:font-weight="bold" style:font-size-asian="12pt" style:font-weight-asian="bold" style:text-scale="150%"/>
    </style:style>
    <style:style style:name="T137" style:family="text">
      <style:text-properties fo:font-size="12pt" fo:letter-spacing="0.06cm" fo:font-weight="bold" style:font-size-asian="12pt" style:font-weight-asian="bold" style:text-scale="110%"/>
    </style:style>
    <style:style style:name="T138" style:family="text">
      <style:text-properties fo:font-size="12pt" fo:letter-spacing="0.062cm" fo:font-weight="bold" style:font-size-asian="12pt" style:font-weight-asian="bold" style:text-scale="110%"/>
    </style:style>
    <style:style style:name="T139" style:family="text">
      <style:text-properties fo:font-size="12pt" fo:letter-spacing="0.086cm" fo:font-weight="bold" style:font-size-asian="12pt" style:font-weight-asian="bold" style:text-scale="110%"/>
    </style:style>
    <style:style style:name="T140" style:family="text">
      <style:text-properties fo:font-size="12pt" style:text-underline-style="none" style:font-size-asian="12pt" style:text-scale="110%"/>
    </style:style>
    <style:style style:name="T141" style:family="text">
      <style:text-properties fo:font-size="12pt" fo:letter-spacing="-0.034cm" style:font-size-asian="12pt" style:text-scale="105%"/>
    </style:style>
    <style:style style:name="T142" style:family="text">
      <style:text-properties fo:font-size="12pt" fo:letter-spacing="0.005cm" style:font-size-asian="12pt"/>
    </style:style>
    <style:style style:name="T143" style:family="text">
      <style:text-properties fo:font-size="12pt" fo:letter-spacing="-0.032cm" fo:font-style="italic" style:font-size-asian="12pt" style:font-style-asian="italic" style:text-scale="110%"/>
    </style:style>
    <style:style style:name="T144" style:family="text">
      <style:text-properties fo:font-size="12pt" fo:letter-spacing="-0.03cm" style:font-size-asian="12pt" style:text-scale="110%"/>
    </style:style>
    <style:style style:name="T145" style:family="text">
      <style:text-properties fo:font-size="12pt" fo:letter-spacing="-0.037cm" fo:font-style="italic" style:font-size-asian="12pt" style:font-style-asian="italic" style:text-scale="110%"/>
    </style:style>
    <style:style style:name="T146" style:family="text">
      <style:text-properties fo:font-size="12pt" style:text-underline-style="solid" style:text-underline-width="auto" style:text-underline-color="font-color" style:font-size-asian="12pt" style:text-scale="110%"/>
    </style:style>
    <style:style style:name="T147" style:family="text">
      <style:text-properties style:text-position="sub 58%" fo:letter-spacing="-0.004cm"/>
    </style:style>
    <style:style style:name="T148" style:family="text">
      <style:text-properties style:text-position="sub 58%" fo:font-size="12pt" style:font-size-asian="12pt"/>
    </style:style>
    <style:style style:name="T149" style:family="text">
      <style:text-properties style:text-position="sub 58%" fo:font-size="12pt" style:font-size-asian="12pt" style:text-scale="105%"/>
    </style:style>
    <style:style style:name="T150" style:family="text">
      <style:text-properties style:text-position="sub 58%" fo:font-size="12pt" style:font-size-asian="12pt" style:text-scale="110%"/>
    </style:style>
    <style:style style:name="T151" style:family="text">
      <style:text-properties style:text-position="sub 58%" fo:font-size="12pt" fo:letter-spacing="-0.004cm" style:font-size-asian="12pt"/>
    </style:style>
    <style:style style:name="T152" style:family="text">
      <style:text-properties style:text-position="sub 58%" fo:font-size="12pt" fo:letter-spacing="-0.004cm" style:font-size-asian="12pt" style:text-scale="105%"/>
    </style:style>
    <style:style style:name="T153" style:family="text">
      <style:text-properties style:text-position="sub 58%" fo:font-size="12pt" fo:letter-spacing="-0.004cm" style:font-size-asian="12pt" style:text-scale="110%"/>
    </style:style>
    <style:style style:name="T154" style:family="text">
      <style:text-properties style:text-scale="115%"/>
    </style:style>
    <style:style style:name="T155" style:family="text">
      <style:text-properties fo:letter-spacing="0.046cm" style:text-scale="115%"/>
    </style:style>
    <style:style style:name="T156" style:family="text">
      <style:text-properties fo:letter-spacing="0.028cm" style:text-scale="111%"/>
    </style:style>
    <style:style style:name="T157" style:family="text">
      <style:text-properties fo:letter-spacing="0.028cm" style:text-scale="106%"/>
    </style:style>
    <style:style style:name="T158" style:family="text">
      <style:text-properties fo:letter-spacing="0.012cm" style:text-scale="111%"/>
    </style:style>
    <style:style style:name="T159" style:family="text">
      <style:text-properties fo:letter-spacing="0.012cm" style:text-scale="105%"/>
    </style:style>
    <style:style style:name="T160" style:family="text">
      <style:text-properties fo:letter-spacing="-0.3cm" style:text-scale="180%"/>
    </style:style>
    <style:style style:name="T161" style:family="text">
      <style:text-properties fo:letter-spacing="-0.004cm"/>
    </style:style>
    <style:style style:name="T162" style:family="text">
      <style:text-properties fo:letter-spacing="-0.004cm" style:text-scale="115%"/>
    </style:style>
    <style:style style:name="T163" style:family="text">
      <style:text-properties fo:letter-spacing="-0.004cm" style:text-scale="105%"/>
    </style:style>
    <style:style style:name="T164" style:family="text">
      <style:text-properties fo:letter-spacing="-0.004cm" fo:font-style="italic" style:font-style-asian="italic"/>
    </style:style>
    <style:style style:name="T165" style:family="text">
      <style:text-properties fo:font-weight="bold" style:font-weight-asian="bold" style:text-scale="105%"/>
    </style:style>
    <style:style style:name="T166" style:family="text">
      <style:text-properties fo:letter-spacing="0.058cm" fo:font-weight="bold" style:font-weight-asian="bold" style:text-scale="105%"/>
    </style:style>
    <style:style style:name="T167" style:family="text">
      <style:text-properties fo:letter-spacing="0.058cm" style:text-scale="105%"/>
    </style:style>
    <style:style style:name="T168" style:family="text">
      <style:text-properties style:text-scale="105%"/>
    </style:style>
    <style:style style:name="T169" style:family="text">
      <style:text-properties fo:letter-spacing="0.025cm"/>
    </style:style>
    <style:style style:name="T170" style:family="text">
      <style:text-properties fo:letter-spacing="0.025cm" style:text-scale="95%"/>
    </style:style>
    <style:style style:name="T171" style:family="text">
      <style:text-properties fo:letter-spacing="-0.194cm"/>
    </style:style>
    <style:style style:name="T172" style:family="text">
      <style:text-properties fo:letter-spacing="0.035cm" style:text-scale="164%"/>
    </style:style>
    <style:style style:name="T173" style:family="text">
      <style:text-properties fo:letter-spacing="0.011cm" fo:font-weight="bold" style:font-weight-asian="bold" style:text-scale="105%"/>
    </style:style>
    <style:style style:name="T174" style:family="text">
      <style:text-properties fo:letter-spacing="0.011cm" style:text-scale="105%"/>
    </style:style>
    <style:style style:name="T175" style:family="text">
      <style:text-properties fo:letter-spacing="0.019cm" style:text-scale="105%"/>
    </style:style>
    <style:style style:name="T176" style:family="text">
      <style:text-properties fo:letter-spacing="0.019cm" style:text-scale="95%"/>
    </style:style>
    <style:style style:name="T177" style:family="text">
      <style:text-properties fo:letter-spacing="0.019cm" style:text-scale="93%"/>
    </style:style>
    <style:style style:name="T178" style:family="text">
      <style:text-properties fo:letter-spacing="0.007cm" style:text-scale="105%"/>
    </style:style>
    <style:style style:name="T179" style:family="text">
      <style:text-properties fo:letter-spacing="0.007cm" style:text-scale="109%"/>
    </style:style>
    <style:style style:name="T180" style:family="text">
      <style:text-properties fo:letter-spacing="-0.187cm" style:text-scale="162%"/>
    </style:style>
    <style:style style:name="T181" style:family="text">
      <style:text-properties fo:letter-spacing="0.014cm" style:text-scale="105%"/>
    </style:style>
    <style:style style:name="T182" style:family="text">
      <style:text-properties fo:font-size="14pt" fo:letter-spacing="0.005cm" fo:font-weight="bold" style:font-size-asian="14pt" style:font-weight-asian="bold" style:text-scale="120%"/>
    </style:style>
    <style:style style:name="T183" style:family="text">
      <style:text-properties fo:font-size="14pt" fo:letter-spacing="0.005cm" fo:font-weight="bold" style:font-size-asian="14pt" style:font-weight-asian="bold" style:text-scale="111%"/>
    </style:style>
    <style:style style:name="T184" style:family="text">
      <style:text-properties fo:font-size="14pt" fo:letter-spacing="-0.28cm" fo:font-weight="bold" style:font-size-asian="14pt" style:font-weight-asian="bold" style:text-scale="189%"/>
    </style:style>
    <style:style style:name="T185" style:family="text">
      <style:text-properties fo:font-size="14pt" fo:letter-spacing="-0.011cm" fo:font-weight="bold" style:font-size-asian="14pt" style:font-weight-asian="bold" style:text-scale="125%"/>
    </style:style>
    <style:style style:name="T186" style:family="text">
      <style:text-properties fo:font-size="14pt" fo:letter-spacing="-0.018cm" fo:font-weight="bold" style:font-size-asian="14pt" style:font-weight-asian="bold" style:text-scale="125%"/>
    </style:style>
    <style:style style:name="T187" style:family="text">
      <style:text-properties fo:font-size="14pt" fo:letter-spacing="-0.009cm" fo:font-weight="bold" style:font-size-asian="14pt" style:font-weight-asian="bold" style:text-scale="125%"/>
    </style:style>
    <style:style style:name="T188" style:family="text">
      <style:text-properties fo:font-size="14pt" fo:letter-spacing="0.018cm" fo:font-weight="bold" style:font-size-asian="14pt" style:font-weight-asian="bold" style:text-scale="119%"/>
    </style:style>
    <style:style style:name="T189" style:family="text">
      <style:text-properties fo:font-size="14pt" fo:letter-spacing="0.018cm" fo:font-weight="bold" style:font-size-asian="14pt" style:font-weight-asian="bold" style:text-scale="114%"/>
    </style:style>
    <style:style style:name="T190" style:family="text">
      <style:text-properties fo:font-size="14pt" fo:letter-spacing="-0.284cm" fo:font-weight="bold" style:font-size-asian="14pt" style:font-weight-asian="bold" style:text-scale="119%"/>
    </style:style>
    <style:style style:name="T191" style:family="text">
      <style:text-properties fo:font-size="14pt" fo:letter-spacing="0.034cm" fo:font-weight="bold" style:font-size-asian="14pt" style:font-weight-asian="bold" style:text-scale="191%"/>
    </style:style>
    <style:style style:name="T192" style:family="text">
      <style:text-properties fo:letter-spacing="-0.018cm"/>
    </style:style>
    <style:style style:name="T193" style:family="text">
      <style:text-properties fo:font-style="italic" style:font-style-asian="italic"/>
    </style:style>
    <style:style style:name="T194" style:family="text">
      <style:text-properties style:text-underline-style="none" officeooo:rsid="0021e906"/>
    </style:style>
    <style:style style:name="T195" style:family="text">
      <style:text-properties style:text-underline-style="solid" style:text-underline-width="auto" style:text-underline-color="font-color"/>
    </style:style>
    <style:style style:name="T196" style:family="text">
      <style:text-properties style:text-underline-style="solid" style:text-underline-width="auto" style:text-underline-color="font-color" officeooo:rsid="0021e906"/>
    </style:style>
    <style:style style:name="T197" style:family="text">
      <style:text-properties officeooo:rsid="0021e906"/>
    </style:style>
    <style:style style:name="T198" style:family="text">
      <style:text-properties officeooo:rsid="002a2eb8"/>
    </style:style>
    <style:style style:name="gr1" style:family="graphic">
      <style:graphic-properties style:writing-mode="lr-tb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4cm" svg:stroke-color="#000000" draw:fill="none" loext:fill-use-slide-background="false" draw:textarea-vertical-align="top" draw:auto-grow-height="false" fo:min-height="0.282cm" fo:min-width="0.004cm" fo:padding-top="0cm" fo:padding-bottom="0cm" fo:padding-left="0cm" fo:padding-right="0cm" fo:wrap-option="wrap" style:run-through="foreground"/>
    </style:style>
    <style:style style:name="gr3" style:family="graphic">
      <style:graphic-properties draw:stroke="solid" svg:stroke-width="0.014cm" svg:stroke-color="#000000" draw:fill="none" loext:fill-use-slide-background="false" draw:textarea-vertical-align="top" draw:auto-grow-height="false" fo:min-height="0.004cm" fo:min-width="0.263cm" fo:padding-top="0cm" fo:padding-bottom="0cm" fo:padding-left="0cm" fo:padding-right="0cm" fo:wrap-option="wrap" style:run-through="foreground"/>
    </style:style>
    <style:style style:name="gr4" style:family="graphic">
      <style:graphic-properties draw:stroke="none" draw:fill="solid" draw:fill-color="#c0c0c0" draw:opacity="50%" draw:auto-grow-height="false" draw:auto-grow-width="false" fo:min-height="9.728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10.299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c0c0c0" draw:opacity="50%" draw:auto-grow-height="false" draw:auto-grow-width="false" fo:min-height="6.523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c0c0c0" draw:opacity="50%" draw:auto-grow-height="false" draw:auto-grow-width="false" fo:min-height="10.873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solid" draw:fill-color="#c0c0c0" draw:opacity="50%" draw:auto-grow-height="false" draw:auto-grow-width="false" fo:min-height="9.728cm" fo:min-width="17cm" style:writing-mode="lr-tb" style:run-through="background" draw:wrap-influence-on-position="once-concurrent" loext:allow-overlap="tru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Operaciones</text:p>
      <text:p text:style-name="P22">Marcos Miquel Lisarde</text:p>
      <text:p text:style-name="P20"><text:span text:style-name="T154">Operaciones</text:span><text:span text:style-name="T155"> </text:span><text:span text:style-name="T156">arit</text:span><text:span text:style-name="T158">m</text:span><text:span text:style-name="T160">´</text:span><text:span text:style-name="T157">eticas</text:span><text:span text:style-name="T155"> </text:span><text:span text:style-name="T154">en</text:span><text:span text:style-name="T155"> </text:span><text:span text:style-name="T154">el</text:span><text:span text:style-name="T155"> </text:span><text:span text:style-name="T154">sistema</text:span><text:span text:style-name="T155"> </text:span><text:span text:style-name="T162">binario</text:span></text:p>
      <text:p text:style-name="P10"/>
      <text:p text:style-name="P1"><text:span text:style-name="T165">Objetivos.</text:span><text:span text:style-name="T166"> </text:span><text:span text:style-name="T168">Aprender</text:span><text:span text:style-name="T167"> </text:span><text:span text:style-name="T168">a</text:span><text:span text:style-name="T167"> </text:span><text:span text:style-name="T168">comparar,</text:span><text:span text:style-name="T167"> </text:span><text:span text:style-name="T168">sumas</text:span><text:span text:style-name="T167"> </text:span><text:span text:style-name="T168">y</text:span><text:span text:style-name="T167"> </text:span><text:span text:style-name="T168">multiplicar</text:span><text:span text:style-name="T167"> </text:span><text:span text:style-name="T169">n</text:span><text:span text:style-name="T171">u</text:span><text:span text:style-name="T172">´</text:span><text:span text:style-name="T170">meros</text:span><text:span text:style-name="T167"> </text:span><text:span text:style-name="T168">enteros</text:span><text:span text:style-name="T167"> </text:span><text:span text:style-name="T168">escritos</text:span><text:span text:style-name="T167"> </text:span><text:span text:style-name="T168">en</text:span><text:span text:style-name="T167"> </text:span><text:span text:style-name="T168">el sistema binario.</text:span></text:p>
      <text:p text:style-name="P6"><text:span text:style-name="T165">Requisitos.</text:span><text:span text:style-name="T173"> </text:span><text:span text:style-name="T175">Co</text:span><text:span text:style-name="T178">n</text:span><text:span text:style-name="T179">v</text:span><text:span text:style-name="T176">ersi</text:span><text:span text:style-name="T180">´</text:span><text:span text:style-name="T177">on</text:span><text:span text:style-name="T174"> </text:span><text:span text:style-name="T168">de</text:span><text:span text:style-name="T174"> </text:span><text:span text:style-name="T169">n</text:span><text:span text:style-name="T171">u</text:span><text:span text:style-name="T172">´</text:span><text:span text:style-name="T170">meros</text:span><text:span text:style-name="T174"> </text:span><text:span text:style-name="T168">del</text:span><text:span text:style-name="T174"> </text:span><text:span text:style-name="T168">sistema</text:span><text:span text:style-name="T181"> </text:span><text:span text:style-name="T168">decimal</text:span><text:span text:style-name="T174"> </text:span><text:span text:style-name="T168">al</text:span><text:span text:style-name="T174"> </text:span><text:span text:style-name="T168">binario</text:span><text:span text:style-name="T159"> </text:span><text:span text:style-name="T168">y</text:span><text:span text:style-name="T174"> </text:span><text:span text:style-name="T163">viceversa.</text:span></text:p>
      <text:p text:style-name="P7"/>
      <text:p text:style-name="P5"><text:span text:style-name="T182">Comparaci</text:span><text:span text:style-name="T184">´</text:span><text:span text:style-name="T183">on</text:span><text:span text:style-name="T185"> </text:span><text:span text:style-name="T186">de</text:span><text:span text:style-name="T187"> </text:span><text:span text:style-name="T188">n</text:span><text:span text:style-name="T190">u</text:span><text:span text:style-name="T191">´</text:span><text:span text:style-name="T189">meros</text:span><text:span text:style-name="T187"> </text:span><text:span text:style-name="T186">binarios</text:span></text:p>
      <text:list xml:id="list1786570591" text:style-name="WWNum2">
        <text:list-item>
          <text:p text:style-name="P31"><text:span text:style-name="T47">Comparaci</text:span><text:span text:style-name="T51">´</text:span><text:span text:style-name="T48">on</text:span><text:span text:style-name="T52"> </text:span><text:span text:style-name="T5">de</text:span><text:span text:style-name="T52"> </text:span><text:span text:style-name="T54">n</text:span><text:span text:style-name="T11">u</text:span><text:span text:style-name="T59">´</text:span><text:span text:style-name="T55">meros</text:span><text:span text:style-name="T52"> </text:span><text:span text:style-name="T5">binarios.</text:span><text:span text:style-name="T63"> </text:span><text:span text:style-name="T44">Compare</text:span><text:span text:style-name="T53"> </text:span><text:span text:style-name="T44">los</text:span><text:span text:style-name="T53"> </text:span><text:span text:style-name="T44">siguientes</text:span><text:span text:style-name="T53"> </text:span><text:span text:style-name="T64">n</text:span><text:span text:style-name="T68">u</text:span><text:span text:style-name="T71">´</text:span><text:span text:style-name="T65">meros</text:span><text:span text:style-name="T53"> </text:span><text:span text:style-name="T44">(determine </text:span><text:span text:style-name="T61">cu</text:span><text:span text:style-name="T73">´</text:span><text:span text:style-name="T62">al</text:span><text:span text:style-name="T75"> </text:span><text:span text:style-name="T44">es el mayor):</text:span><text:span text:style-name="T43"/></text:p>
        </text:list-item>
      </text:list>
      <text:p text:style-name="P14"><text:span text:style-name="T161">10001</text:span><text:span text:style-name="T147">2</text:span><text:tab/><text:span text:style-name="T192">y</text:span><text:tab/><text:span text:style-name="T161">1011</text:span><text:span text:style-name="T147">2</text:span><text:span text:style-name="T164">,</text:span><text:span text:style-name="T193"><text:tab/></text:span><text:span text:style-name="T161">11010</text:span><text:span text:style-name="T147">2</text:span><text:tab/><text:span text:style-name="T192">y</text:span><text:tab/><text:span text:style-name="T161">11101</text:span><text:span text:style-name="T147">2</text:span><text:span text:style-name="T193"/></text:p>
      <text:p text:style-name="P13"><text:span text:style-name="T161">10001 = 17</text:span><text:span text:style-name="T193"/></text:p>
      <text:p text:style-name="P13">1001 = 9<text:span text:style-name="T193"/></text:p>
      <text:p text:style-name="P13">10001&gt;1001<text:span text:style-name="T193"/></text:p>
      <text:p text:style-name="P13"/>
      <text:p text:style-name="P13">11010=26<text:span text:style-name="T193"/></text:p>
      <text:p text:style-name="P13">11101=29<text:span text:style-name="T193"/></text:p>
      <text:p text:style-name="P13">11101&gt;11010<text:span text:style-name="T193"/></text:p>
      <text:p text:style-name="P11"/>
      <text:list xml:id="list95112192552376" text:continue-numbering="true" text:style-name="WWNum2">
        <text:list-item>
          <text:p text:style-name="P38"><text:span text:style-name="T79">Ejercicio:</text:span><text:span text:style-name="T80"> </text:span><text:span text:style-name="T82">comparaci</text:span><text:span text:style-name="T89">´</text:span><text:span text:style-name="T83">on</text:span><text:span text:style-name="T90"> </text:span><text:span text:style-name="T79">de</text:span><text:span text:style-name="T90"> </text:span><text:span text:style-name="T93">n</text:span><text:span text:style-name="T100">u</text:span><text:span text:style-name="T101">´</text:span><text:span text:style-name="T49">meros</text:span><text:span text:style-name="T90"> </text:span><text:span text:style-name="T79">binarios.</text:span><text:span text:style-name="T2"/></text:p>
        </text:list-item>
      </text:list>
      <text:p text:style-name="P15"><text:span text:style-name="T161">101101</text:span><text:span text:style-name="T147">2</text:span><text:tab/><text:span text:style-name="T192">y</text:span><text:tab/><text:span text:style-name="T161">110111</text:span><text:span text:style-name="T147">2</text:span><text:span text:style-name="T164">,</text:span><text:span text:style-name="T193"><text:tab/></text:span><text:span text:style-name="T161">10101</text:span><text:span text:style-name="T147">2</text:span><text:tab/><text:span text:style-name="T192">y</text:span><text:tab/><text:span text:style-name="T161">100011</text:span><text:span text:style-name="T147">2</text:span><text:span text:style-name="T164">.</text:span><text:span text:style-name="T193"/></text:p>
      <text:p text:style-name="P12"><text:span text:style-name="T161">101101=45</text:span><text:span text:style-name="T193"/></text:p>
      <text:p text:style-name="P12">110111=55<text:span text:style-name="T193"/></text:p>
      <text:p text:style-name="P12">110111&gt;101101<text:span text:style-name="T193"/></text:p>
      <text:p text:style-name="P12"/>
      <text:p text:style-name="P12">10101=21<text:span text:style-name="T193"/></text:p>
      <text:p text:style-name="P12">100011=35<text:span text:style-name="T193"/></text:p>
      <text:p text:style-name="P12">100011&gt;10101<text:span text:style-name="T193"/></text:p>
      <text:p text:style-name="P11"/>
      <text:p text:style-name="P11"/>
      <text:p text:style-name="P11"><text:soft-page-break/></text:p>
      <text:list xml:id="list95113315313746" text:continue-numbering="true" text:style-name="WWNum2">
        <text:list-item>
          <text:p text:style-name="P39"><text:span text:style-name="T3">Suma</text:span><text:span text:style-name="T94"> </text:span><text:span text:style-name="T3">de</text:span><text:span text:style-name="T94"> </text:span><text:span text:style-name="T8">n</text:span><text:span text:style-name="T10">u</text:span><text:span text:style-name="T13">´</text:span><text:span text:style-name="T9">meros</text:span><text:span text:style-name="T91"> </text:span><text:span text:style-name="T14">binarios.</text:span><text:span text:style-name="T2"><text:tab/></text:span><text:span text:style-name="T44">101101</text:span><text:span text:style-name="T149">2</text:span><text:span text:style-name="T141"> </text:span><text:span text:style-name="T44">+</text:span><text:span text:style-name="T103"> </text:span><text:span text:style-name="T20">1011</text:span><text:span text:style-name="T152">2</text:span><text:span text:style-name="T20">.</text:span><text:span text:style-name="T43"/></text:p>
        </text:list-item>
      </text:list>
      <text:p text:style-name="P40"/>
      <text:p text:style-name="P41"><text:span text:style-name="T20">101101</text:span><text:span text:style-name="T43"/></text:p>
      <text:p text:style-name="P41"><text:span text:style-name="T31"><text:s text:c="4"/>1011</text:span><text:span text:style-name="T20">=</text:span><text:span text:style-name="T43"/></text:p>
      <text:p text:style-name="P41"><text:span text:style-name="T20">111000</text:span><text:span text:style-name="T43"/></text:p>
      <text:p text:style-name="P41"/>
      <text:p text:style-name="P24"><text:span text:style-name="T20">11001</text:span><text:span text:style-name="T152">2</text:span><text:span text:style-name="T99"> </text:span><text:span text:style-name="T20">+</text:span><text:span text:style-name="T105"> </text:span><text:span text:style-name="T20">10101</text:span><text:span text:style-name="T152">2</text:span><text:span text:style-name="T20">.</text:span><text:span text:style-name="T43"/></text:p>
      <text:p text:style-name="P41"/>
      <text:p text:style-name="P41"><text:span text:style-name="T20"><text:s text:c="2"/>11001</text:span><text:span text:style-name="T43"/></text:p>
      <text:p text:style-name="P42"><text:span text:style-name="T39"><text:s text:c="2"/></text:span><text:span text:style-name="T20">10101</text:span><text:span text:style-name="T39">=</text:span><text:span text:style-name="T43"/></text:p>
      <text:p text:style-name="P42"><text:span text:style-name="T39">101110</text:span><text:span text:style-name="T43"/></text:p>
      <text:p text:style-name="P43"/>
      <text:p text:style-name="P41"/>
      <text:p text:style-name="P25"><text:span text:style-name="T14">4.</text:span><text:span text:style-name="T104"> </text:span><text:span text:style-name="T14">Suma</text:span><text:span text:style-name="T104"> </text:span><text:span text:style-name="T14">de</text:span><text:span text:style-name="T104"> </text:span><text:span text:style-name="T8">n</text:span><text:span text:style-name="T10">u</text:span><text:span text:style-name="T13">´</text:span><text:span text:style-name="T9">meros</text:span><text:span text:style-name="T104"> </text:span><text:span text:style-name="T14">binarios.</text:span><text:span text:style-name="T2"/></text:p>
      <text:p text:style-name="P40"/>
      <text:p text:style-name="P28"><text:span text:style-name="T95">1001 <text:s text:c="2"/>1101</text:span><text:span text:style-name="T122"/></text:p>
      <text:p text:style-name="P28"/>
      <text:p text:style-name="P28"><text:span text:style-name="T95"><text:tab/></text:span><text:span text:style-name="T96">1001</text:span><text:span text:style-name="T122"/></text:p>
      <text:p text:style-name="P28"><text:span text:style-name="T96"><text:tab/></text:span><text:span text:style-name="T97">1101</text:span><text:span text:style-name="T98">=</text:span><text:span text:style-name="T122"/></text:p>
      <text:p text:style-name="P28"><text:span text:style-name="T98"><text:s text:c="7"/>10110</text:span><text:span text:style-name="T122"/></text:p>
      <text:p text:style-name="P40"/>
      <text:p text:style-name="P40"/>
      <text:p text:style-name="P26"><text:span text:style-name="T14">5.</text:span><text:span text:style-name="T7"> S</text:span><text:span text:style-name="T14">uma</text:span><text:span text:style-name="T7"> </text:span><text:span text:style-name="T14">de</text:span><text:span text:style-name="T102"> </text:span><text:span text:style-name="T8">n</text:span><text:span text:style-name="T10">u</text:span><text:span text:style-name="T13">´</text:span><text:span text:style-name="T9">meros</text:span><text:span text:style-name="T7"> </text:span><text:span text:style-name="T14">binarios.</text:span><text:span text:style-name="T2"/></text:p>
      <text:p text:style-name="P27"><text:span text:style-name="T43">1101010</text:span><text:span text:style-name="T148">2</text:span><text:span text:style-name="T88"> </text:span><text:span text:style-name="T43">+</text:span><text:span text:style-name="T50"> </text:span><text:span text:style-name="T19">1010111</text:span><text:span text:style-name="T151">2</text:span><text:span text:style-name="T43"/></text:p>
      <text:p text:style-name="P27"/>
      <text:p text:style-name="P29"><text:span text:style-name="T19"><text:s text:c="2"/>1101010</text:span><text:span text:style-name="T43"/></text:p>
      <text:p text:style-name="P30"><text:span text:style-name="T38"><text:s text:c="2"/></text:span><text:span text:style-name="T19">1010111</text:span><text:span text:style-name="T38">=</text:span><text:span text:style-name="T43"/></text:p>
      <text:p text:style-name="P30"><text:span text:style-name="T38">11000001</text:span><text:span text:style-name="T43"/></text:p>
      <text:p text:style-name="P23"/>
      <text:p text:style-name="P17"><draw:g text:anchor-type="char" draw:z-index="12" draw:name="Group 7" draw:style-name="gr1"><draw:custom-shape draw:name="Graphic 5" draw:style-name="gr2" draw:text-style-name="P52" svg:width="0.003cm" svg:height="0.281cm" svg:x="18.503cm" svg:y="-3.371cm"><text:p/><draw:enhanced-geometry draw:mirror-horizontal="false" draw:mirror-vertical="false" svg:viewBox="0 0 0 0" drawooo:sub-view-size="0 100965" draw:text-areas="0 0 ?f0 ?f1" draw:type="ooxml-non-primitive" draw:enhanced-path="M 0 100355 L 0 0 N"><draw:equation draw:name="f0" draw:formula="logwidth"/><draw:equation draw:name="f1" draw:formula="logheight"/></draw:enhanced-geometry></draw:custom-shape><draw:custom-shape draw:name="Graphic 6" draw:style-name="gr3" draw:text-style-name="P52" svg:width="0.262cm" svg:height="0.003cm" svg:x="18.51cm" svg:y="-3.364cm"><text:p/><draw:enhanced-geometry draw:mirror-horizontal="false" draw:mirror-vertical="false" svg:viewBox="0 0 0 0" drawooo:sub-view-size="89535 0" draw:text-areas="0 0 ?f0 ?f1" draw:type="ooxml-non-primitive" draw:enhanced-path="M 0 0 L 89204 0 N"><draw:equation draw:name="f0" draw:formula="logwidth"/><draw:equation draw:name="f1" draw:formula="logheight"/></draw:enhanced-geometry></draw:custom-shape><draw:custom-shape draw:name="Graphic 7" draw:style-name="gr3" draw:text-style-name="P52" svg:width="0.262cm" svg:height="0.003cm" svg:x="18.51cm" svg:y="-3.098cm"><text:p/><draw:enhanced-geometry draw:mirror-horizontal="false" draw:mirror-vertical="false" svg:viewBox="0 0 0 0" drawooo:sub-view-size="89535 0" draw:text-areas="0 0 ?f0 ?f1" draw:type="ooxml-non-primitive" draw:enhanced-path="M 0 0 L 89204 0 N"><draw:equation draw:name="f0" draw:formula="logwidth"/><draw:equation draw:name="f1" draw:formula="logheight"/></draw:enhanced-geometry></draw:custom-shape><draw:custom-shape draw:name="Graphic 8" draw:style-name="gr2" draw:text-style-name="P52" svg:width="0.003cm" svg:height="0.281cm" svg:x="18.778cm" svg:y="-3.371cm"><text:p/><draw:enhanced-geometry draw:mirror-horizontal="false" draw:mirror-vertical="false" svg:viewBox="0 0 0 0" drawooo:sub-view-size="0 100965" draw:text-areas="0 0 ?f0 ?f1" draw:type="ooxml-non-primitive" draw:enhanced-path="M 0 100355 L 0 0 N"><draw:equation draw:name="f0" draw:formula="logwidth"/><draw:equation draw:name="f1" draw:formula="logheight"/></draw:enhanced-geometry></draw:custom-shape></draw:g><text:span text:style-name="T4"><text:s text:c="3"/>6. </text:span><text:span text:style-name="T3">Resta</text:span><text:span text:style-name="T81"> </text:span><text:span text:style-name="T3">de</text:span><text:span text:style-name="T81"> </text:span><text:span text:style-name="T8">n</text:span><text:span text:style-name="T10">u</text:span><text:span text:style-name="T13">´</text:span><text:span text:style-name="T9">meros</text:span><text:span text:style-name="T81"> </text:span><text:span text:style-name="T14">binarios.</text:span><text:span text:style-name="T2"><text:tab/></text:span><text:span text:style-name="T43">101010</text:span><text:span text:style-name="T148">2</text:span><text:span text:style-name="T19"> </text:span><text:span text:style-name="T43">−</text:span><text:span text:style-name="T126"> </text:span><text:span text:style-name="T19">11001</text:span><text:span text:style-name="T151">2</text:span><text:span text:style-name="T19">.</text:span><text:span text:style-name="T193"/></text:p>
      <text:p text:style-name="P9"><text:tab/><text:span text:style-name="T197">101010</text:span></text:p>
      <text:p text:style-name="P9"><text:tab/> <text:s/><text:span text:style-name="T196">11001</text:span><text:span text:style-name="T194">=</text:span></text:p>
      <text:p text:style-name="P18"><text:tab/> <text:s/>10001</text:p>
      <text:p text:style-name="P8"/>
      <text:list xml:id="list4287593488" text:style-name="WWNum1">
        <text:list-header>
          <text:p text:style-name="P44"><text:span text:style-name="T4">7. <text:s/></text:span><text:span text:style-name="T3">Resta</text:span><text:span text:style-name="T7"> </text:span><text:span text:style-name="T3">de</text:span><text:span text:style-name="T7"> </text:span><text:span text:style-name="T8">n</text:span><text:span text:style-name="T10">u</text:span><text:span text:style-name="T13">´</text:span><text:span text:style-name="T9">meros</text:span><text:span text:style-name="T7"> </text:span><text:span text:style-name="T14">binarios.</text:span><text:span text:style-name="T2"><text:tab/></text:span><text:span text:style-name="T43">1011</text:span><text:span text:style-name="T148">2</text:span><text:span text:style-name="T142"> </text:span><text:span text:style-name="T122">−</text:span><text:span text:style-name="T29"> </text:span><text:span text:style-name="T19">11010</text:span><text:span text:style-name="T151">2</text:span><text:span text:style-name="T19">.</text:span><text:span text:style-name="T43"/></text:p>
        </text:list-header>
      </text:list>
      <text:p text:style-name="P45"/>
      <text:p text:style-name="P45"><text:span text:style-name="T19"><text:tab/><text:tab/></text:span><text:span text:style-name="T27">1011</text:span><text:span text:style-name="T43"/></text:p>
      <text:p text:style-name="P45"><text:span text:style-name="T27"><text:tab/> <text:s text:c="5"/></text:span><text:span text:style-name="T36">11010</text:span><text:span text:style-name="T27">=</text:span><text:span text:style-name="T43"/></text:p>
      <text:p text:style-name="P45"><text:span text:style-name="T27"><text:tab/> <text:s text:c="3"/>-</text:span><text:span text:style-name="T28">11</text:span><text:span text:style-name="T27">0001</text:span><text:span text:style-name="T43"/></text:p>
      <text:list xml:id="list95113355388062" text:continue-numbering="true" text:style-name="WWNum1">
        <text:list-header>
          <text:p text:style-name="P32"/>
          <text:p text:style-name="P32"><text:soft-page-break/><text:span text:style-name="T111">8. <text:s/></text:span><text:span text:style-name="T110">Co</text:span><text:span text:style-name="T86">n</text:span><text:span text:style-name="T87">v</text:span><text:span text:style-name="T113">ersi</text:span><text:span text:style-name="T117">´</text:span><text:span text:style-name="T114">on</text:span><text:span text:style-name="T78"> </text:span><text:span text:style-name="T6">y resta. </text:span><text:span text:style-name="T45">Transformar los </text:span><text:span text:style-name="T66">n</text:span><text:span text:style-name="T69">u</text:span><text:span text:style-name="T72">´</text:span><text:span text:style-name="T64">meros</text:span><text:span text:style-name="T76"> </text:span><text:span text:style-name="T45">decimales </text:span><text:span text:style-name="T123">a</text:span><text:span text:style-name="T125"> </text:span><text:span text:style-name="T46">=</text:span><text:span text:style-name="T127"> </text:span><text:span text:style-name="T45">45 y </text:span><text:span text:style-name="T124">b</text:span><text:span text:style-name="T128"> </text:span><text:span text:style-name="T46">=</text:span><text:span text:style-name="T127"> </text:span><text:span text:style-name="T45">32 en</text:span><text:span text:style-name="T129"> </text:span><text:span text:style-name="T45">binarios,</text:span><text:span text:style-name="T129"> </text:span><text:span text:style-name="T45">calcular</text:span><text:span text:style-name="T129"> </text:span><text:span text:style-name="T45">su</text:span><text:span text:style-name="T129"> </text:span><text:span text:style-name="T45">diferencia</text:span><text:span text:style-name="T129"> </text:span><text:span text:style-name="T123">a</text:span><text:span text:style-name="T130"> </text:span><text:span text:style-name="T123">−</text:span><text:span text:style-name="T143"> </text:span><text:span text:style-name="T124">b</text:span><text:span text:style-name="T131"> </text:span><text:span text:style-name="T45">en</text:span><text:span text:style-name="T132"> </text:span><text:span text:style-name="T45">el</text:span><text:span text:style-name="T133"> </text:span><text:span text:style-name="T45">sistema</text:span><text:span text:style-name="T133"> </text:span><text:span text:style-name="T45">binario.</text:span><text:span text:style-name="T43"/></text:p>
        </text:list-header>
      </text:list>
      <text:p text:style-name="P33"/>
      <text:p text:style-name="P46"><text:span text:style-name="T45">45 = 101101</text:span><text:span text:style-name="T43"/></text:p>
      <text:p text:style-name="P46"><text:span text:style-name="T45">32= <text:s/></text:span><text:span text:style-name="T146">100000</text:span><text:span text:style-name="T140">=</text:span><text:span text:style-name="T43"/></text:p>
      <text:p text:style-name="P46"><text:span text:style-name="T140"><text:s text:c="9"/>001101<text:tab/></text:span><text:span text:style-name="T43"/></text:p>
      <text:p text:style-name="P33"/>
      <text:p text:style-name="P33"/>
      <text:p text:style-name="P47"><text:span text:style-name="T45">9. <text:s text:c="2"/></text:span><text:span text:style-name="T6">Producto</text:span><text:span text:style-name="T134"> </text:span><text:span text:style-name="T6">de</text:span><text:span text:style-name="T134"> </text:span><text:span text:style-name="T56">n</text:span><text:span text:style-name="T12">u</text:span><text:span text:style-name="T60">´</text:span><text:span text:style-name="T54">meros</text:span><text:span text:style-name="T135"> </text:span><text:span text:style-name="T6">binarios.</text:span><text:span text:style-name="T136"> <text:s/></text:span><text:span text:style-name="T45">11010</text:span><text:span text:style-name="T150">2</text:span><text:span text:style-name="T144"> </text:span><text:span text:style-name="T123">·</text:span><text:span text:style-name="T145"> </text:span><text:span text:style-name="T25">101</text:span><text:span text:style-name="T153">2</text:span><text:span text:style-name="T25">.</text:span><text:span text:style-name="T43"/></text:p>
      <text:p text:style-name="P47"/>
      <text:p text:style-name="P47"><text:span text:style-name="T25"><text:tab/></text:span><text:span text:style-name="T26">11010</text:span><text:span text:style-name="T43"/></text:p>
      <text:p text:style-name="P47"><text:span text:style-name="T26"><text:tab/> <text:s text:c="3"/></text:span><text:span text:style-name="T37">101</text:span><text:span text:style-name="T41">=</text:span><text:span text:style-name="T43"/></text:p>
      <text:p text:style-name="P47"><text:span text:style-name="T41"><text:tab/>11000<text:tab/></text:span><text:span text:style-name="T43"/></text:p>
      <text:p text:style-name="P47"/>
      <text:p text:style-name="P47"/>
      <text:list xml:id="list95112157761966" text:continue-numbering="true" text:style-name="WWNum1">
        <text:list-header>
          <text:p text:style-name="P48"><text:span text:style-name="T18">10. <text:s/></text:span><text:span text:style-name="T17">Producto</text:span><text:span text:style-name="T137"> </text:span><text:span text:style-name="T17">de</text:span><text:span text:style-name="T138"> </text:span><text:span text:style-name="T56">n</text:span><text:span text:style-name="T12">u</text:span><text:span text:style-name="T60">´</text:span><text:span text:style-name="T54">meros</text:span><text:span text:style-name="T137"> </text:span><text:span text:style-name="T17">binarios.</text:span><text:span text:style-name="T139"> <text:s text:c="2"/></text:span><text:span text:style-name="T25">111011</text:span><text:span text:style-name="T153">2</text:span><text:span text:style-name="T120"> </text:span><text:span text:style-name="T30">·</text:span><text:span text:style-name="T143"> </text:span><text:span text:style-name="T25">1011</text:span><text:span text:style-name="T153">2</text:span><text:span text:style-name="T25">.</text:span><text:span text:style-name="T43"/></text:p>
        </text:list-header>
      </text:list>
      <text:p text:style-name="P49"/>
      <text:p text:style-name="P49"><text:span text:style-name="T25"><text:tab/></text:span><text:span text:style-name="T26">111011</text:span><text:span text:style-name="T43"/></text:p>
      <text:p text:style-name="P49"><text:span text:style-name="T26"><text:tab/> <text:s text:c="3"/></text:span><text:span text:style-name="T37">1011</text:span><text:span text:style-name="T41">=</text:span><text:span text:style-name="T43"/></text:p>
      <text:p text:style-name="P49"><text:span text:style-name="T41"><text:tab/> </text:span><text:span text:style-name="T42">111011</text:span><text:span text:style-name="T43"/></text:p>
      <text:p text:style-name="P49"/>
      <text:p text:style-name="P49"/>
      <text:list xml:id="list95113845098633" text:continue-numbering="true" text:style-name="WWNum1">
        <text:list-header>
          <text:p text:style-name="P34"><text:span text:style-name="T16">11. <text:s/></text:span><text:span text:style-name="T15">Ejercicio: producto y resta. </text:span><text:span text:style-name="T20">Transforme los </text:span><text:span text:style-name="T67">n</text:span><text:span text:style-name="T70">u</text:span><text:span text:style-name="T71">´</text:span><text:span text:style-name="T65">meros</text:span><text:span text:style-name="T75"> </text:span><text:span text:style-name="T20">decimales 7 y 10 en binarios, calcule su producto en el sistema binario, transforme el resultado en decimal.</text:span><text:span text:style-name="T43"/></text:p>
        </text:list-header>
      </text:list>
      <text:p text:style-name="P35"/>
      <text:p text:style-name="P35"><text:span text:style-name="T20"><text:tab/></text:span><text:span text:style-name="T21">7= <text:s text:c="2"/>111</text:span><text:span text:style-name="T43"/></text:p>
      <text:p text:style-name="P35"><text:span text:style-name="T21"><text:s text:c="8"/>10=</text:span><text:span text:style-name="T32">1010</text:span><text:span text:style-name="T40">=</text:span><text:span text:style-name="T43"/></text:p>
      <text:p text:style-name="P35"><text:span text:style-name="T40"><text:tab/><text:tab/> <text:s text:c="2"/>1010<text:tab/><text:tab/><text:tab/><text:tab/></text:span><text:span text:style-name="T43"/></text:p>
      <text:p text:style-name="P35"/>
      <text:p text:style-name="P35"/>
      <text:p text:style-name="P35"/>
      <text:p text:style-name="P35"/>
      <text:list xml:id="list95113582168546" text:continue-numbering="true" text:style-name="WWNum1">
        <text:list-header>
          <text:p text:style-name="P36"><text:span text:style-name="T107">12. <text:s/></text:span><text:span text:style-name="T106">Co</text:span><text:span text:style-name="T84">n</text:span><text:span text:style-name="T85">v</text:span><text:span text:style-name="T108">ersi</text:span><text:span text:style-name="T115">´</text:span><text:span text:style-name="T109">on</text:span><text:span text:style-name="T77"> </text:span><text:span text:style-name="T15">y </text:span><text:span text:style-name="T110">divisi</text:span><text:span text:style-name="T116">´</text:span><text:span text:style-name="T112">on.</text:span><text:span text:style-name="T77"> </text:span><text:span text:style-name="T20">Transforme los </text:span><text:span text:style-name="T66">n</text:span><text:span text:style-name="T69">u</text:span><text:span text:style-name="T71">´</text:span><text:span text:style-name="T65">meros</text:span><text:span text:style-name="T75"> </text:span><text:span text:style-name="T20">42 y 7 en binarios,</text:span><text:span text:style-name="T53"> </text:span><text:span text:style-name="T20">calcule</text:span><text:span text:style-name="T118"> </text:span><text:span text:style-name="T20">su</text:span><text:span text:style-name="T118"> </text:span><text:span text:style-name="T20">cociente</text:span><text:span text:style-name="T118"> </text:span><text:span text:style-name="T20">en</text:span><text:span text:style-name="T118"> </text:span><text:span text:style-name="T20">el</text:span><text:span text:style-name="T118"> </text:span><text:span text:style-name="T20">sistema</text:span><text:span text:style-name="T118"> </text:span><text:span text:style-name="T20">binario</text:span><text:span text:style-name="T118"> </text:span><text:span text:style-name="T20">(use</text:span><text:span text:style-name="T118"> </text:span><text:span text:style-name="T20">el</text:span><text:span text:style-name="T118"> </text:span><text:span text:style-name="T20">mismo</text:span><text:span text:style-name="T118"> </text:span><text:span text:style-name="T92">m</text:span><text:span text:style-name="T74">´</text:span><text:span text:style-name="T57">et</text:span><text:span text:style-name="T121">o</text:span><text:span text:style-name="T58">do</text:span><text:span text:style-name="T119"> </text:span><text:span text:style-name="T20">que</text:span><text:span text:style-name="T118"> </text:span><text:span text:style-name="T20">se</text:span><text:span text:style-name="T118"> </text:span><text:span text:style-name="T20">usa</text:span><text:span text:style-name="T118"> </text:span><text:span text:style-name="T20">para</text:span><text:span text:style-name="T118"> </text:span><text:span text:style-name="T20">el</text:span><text:span text:style-name="T118"> </text:span><text:span text:style-name="T20">sistema decimal), transforme el resultado en decimal.</text:span><text:span text:style-name="T43"/></text:p>
        </text:list-header>
      </text:list>
      <text:p text:style-name="P37"/>
      <text:p text:style-name="P50"><text:span text:style-name="T20">42=101010</text:span><text:span text:style-name="T43"/></text:p>
      <text:p text:style-name="P50"><text:span text:style-name="T20">7= 111</text:span><text:span text:style-name="T43"/></text:p>
      <text:p text:style-name="P50"/>
      <text:p text:style-name="P50"><text:span text:style-name="T20">101010 / </text:span><text:span text:style-name="T24">|</text:span><text:span text:style-name="T31">111</text:span><text:span text:style-name="T43"/></text:p>
      <text:p text:style-name="P50"><text:span text:style-name="T20"><text:s text:c="2"/></text:span><text:span text:style-name="T33">111</text:span><text:span text:style-name="T22"> <text:s text:c="6"/>0110</text:span><text:span text:style-name="T43"/></text:p>
      <text:p text:style-name="P50"><text:span text:style-name="T20"><text:s text:c="2"/></text:span><text:span text:style-name="T23">0111</text:span><text:span text:style-name="T43"/></text:p>
      <text:p text:style-name="P50"><text:span text:style-name="T23"><text:s text:c="4"/></text:span><text:span text:style-name="T34">111</text:span><text:span text:style-name="T43"/></text:p>
      <text:p text:style-name="P51"><text:span text:style-name="T23"><text:s text:c="4"/>000</text:span><text:span text:style-name="T34">0</text:span><text:span text:style-name="T35">|</text:span><text:span text:style-name="T43"/></text:p>
      <text:p text:style-name="P51"><text:span text:style-name="T23"><text:tab/></text:span><text:span text:style-name="T43"/></text:p>
      <text:p text:style-name="P50"/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815cm" fo:margin-right="0cm" fo:text-indent="-0.526cm" style:auto-text-indent="false"/>
    </style:style>
    <style:style style:name="Title" style:family="paragraph" style:parent-style-name="Standard" style:class="chapter">
      <style:paragraph-properties fo:margin-left="1.505cm" fo:margin-right="0cm" fo:margin-top="0.039cm" fo:margin-bottom="0cm" style:contextual-spacing="false" fo:text-indent="0cm" style:auto-text-indent="false"/>
      <style:text-properties fo:font-size="17pt" fo:font-weight="bold" style:font-size-asian="17pt" style:font-weight-asian="bold" style:font-size-complex="17pt" style:font-weight-complex="bold"/>
    </style:style>
    <style:style style:name="Table_20_Paragraph" style:display-name="Table Paragraph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bold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bold" style:text-scale="112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fo:letter-spacing="normal" fo:language="es" fo:country="ES" fo:font-style="normal" fo:font-weight="bold" style:font-name-asian="Calibri1" style:font-family-asian="Calibri" style:font-family-generic-asian="system" style:font-pitch-asian="variable" style:font-size-asian="12pt" style:language-asian="en" style:country-asian="US" style:font-style-asian="normal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style-complex="normal" style:font-weight-complex="bold" style:text-scale="112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527cm" fo:margin-left="0.817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27cm" fo:margin-left="2.37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27cm" fo:margin-left="3.94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27cm" fo:margin-left="5.5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27cm" fo:margin-left="7.07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27cm" fo:margin-left="8.64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27cm" fo:margin-left="10.20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27cm" fo:margin-left="11.77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27cm" fo:margin-left="13.3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557cm" fo:margin-left="0.289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.901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3.521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5.1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6.75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8.37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9.99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1.61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3.23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Liberation Sans" fo:font-size="1pt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/>
    </style:style>
    <style:style style:name="MT1" style:family="text">
      <style:text-properties officeooo:rsid="002a2eb8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9.728cm" fo:min-width="17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0.873cm" fo:min-width="19.001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6.523cm" fo:min-width="11.4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0.299cm" fo:min-width="18cm" style:writing-mode="lr-tb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PowerPlusWaterMarkObject 1" draw:style-name="Mgr1" draw:text-style-name="MP2" svg:width="16.999cm" svg:height="9.727cm" draw:transform="rotate (0.785398163397448) translate (-1.05127777777778cm 14.5681388888889cm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file-name text:display="name">operaciones</text:file-name></text:p>
      </style:header>
      <style:header-first>
        <text:p text:style-name="Header"><text:tab/><text:file-name text:display="name">operaciones</text:file-name><draw:custom-shape text:anchor-type="char" draw:z-index="2" draw:name="PowerPlusWaterMarkObject 2" draw:style-name="Mgr1" draw:text-style-name="MP2" svg:width="16.999cm" svg:height="9.727cm" draw:transform="rotate (0.785398163397448) translate (-1.05127777777778cm 14.5681388888889cm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3" draw:name="PowerPlusWaterMarkObject" draw:style-name="Mgr2" draw:text-style-name="MP2" svg:width="19cm" svg:height="10.872cm" draw:transform="skewX (-7.21304578511071E-017) rotate (0.785398163397448) translate (-1.11301388888889cm 16.36025cm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4" draw:name="PowerPlusWaterMarkObject" draw:style-name="Mgr1" draw:text-style-name="MP2" svg:width="16.999cm" svg:height="9.727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5" draw:name="PowerPlusWaterMarkObject" draw:style-name="Mgr1" draw:text-style-name="MP2" svg:width="16.999cm" svg:height="9.727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6" draw:name="PowerPlusWaterMarkObject" draw:style-name="Mgr1" draw:text-style-name="MP2" svg:width="16.999cm" svg:height="9.727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7" draw:name="PowerPlusWaterMarkObject" draw:style-name="Mgr3" draw:text-style-name="MP2" svg:width="11.399cm" svg:height="6.522cm" draw:transform="skewX (1.00195128196895E-016) 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8" draw:name="PowerPlusWaterMarkObject" draw:style-name="Mgr4" draw:text-style-name="MP2" svg:width="17.999cm" svg:height="10.298cm" draw:transform="skewX (-8.03759611592459E-017) 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9" draw:name="PowerPlusWaterMarkObject" draw:style-name="Mgr1" draw:text-style-name="MP2" svg:width="16.999cm" svg:height="9.727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0" draw:name="PowerPlusWaterMarkObject" draw:style-name="Mgr1" draw:text-style-name="MP2" svg:width="16.999cm" svg:height="9.727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1" draw:name="PowerPlusWaterMarkObject" draw:style-name="Mgr1" draw:text-style-name="MP2" svg:width="16.999cm" svg:height="9.727cm" draw:transform="rotate (0.785398163397448)"><text:p text:style-name="MP1">Sist.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09-17T09:51:11.613206128</dc:date>
    <meta:editing-duration>PT1H19M7S</meta:editing-duration>
    <meta:editing-cycles>11</meta:editing-cycles>
    <meta:generator>LibreOffice/7.5.1.2$Linux_X86_64 LibreOffice_project/fcbaee479e84c6cd81291587d2ee68cba099e129</meta:generator>
    <meta:document-statistic meta:table-count="0" meta:image-count="0" meta:object-count="0" meta:page-count="4" meta:paragraph-count="77" meta:word-count="284" meta:character-count="1862" meta:non-whitespace-character-count="1530"/>
  </office:meta>
</office:document-meta>
</file>